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00_64" table:style-name="ta1">
        <table:table-column table:style-name="co1" table:number-columns-repeated="25" table:default-cell-style-name="Default"/>
        <table:table-row table:style-name="ro1">
          <table:table-cell/>
          <table:table-cell office:value-type="string" calcext:value-type="string">
            <text:p>SR1</text:p>
          </table:table-cell>
          <table:table-cell office:value-type="string" calcext:value-type="string">
            <text:p>SR2</text:p>
          </table:table-cell>
          <table:table-cell office:value-type="string" calcext:value-type="string">
            <text:p>MuTau</text:p>
          </table:table-cell>
          <table:table-cell office:value-type="string" calcext:value-type="string">
            <text:p>EleTau</text:p>
          </table:table-cell>
          <table:table-cell office:value-type="string" calcext:value-type="string">
            <text:p>SR1</text:p>
          </table:table-cell>
          <table:table-cell office:value-type="string" calcext:value-type="string">
            <text:p>SR2</text:p>
          </table:table-cell>
          <table:table-cell office:value-type="string" calcext:value-type="string">
            <text:p>MuTau</text:p>
          </table:table-cell>
          <table:table-cell office:value-type="string" calcext:value-type="string">
            <text:p>EleTau</text:p>
          </table:table-cell>
          <table:table-cell office:value-type="string" calcext:value-type="string">
            <text:p>SR1</text:p>
          </table:table-cell>
          <table:table-cell office:value-type="string" calcext:value-type="string">
            <text:p>SR2</text:p>
          </table:table-cell>
          <table:table-cell office:value-type="string" calcext:value-type="string">
            <text:p>MuTau</text:p>
          </table:table-cell>
          <table:table-cell office:value-type="string" calcext:value-type="string">
            <text:p>EleTau</text:p>
          </table:table-cell>
          <table:table-cell office:value-type="string" calcext:value-type="string">
            <text:p>SR1</text:p>
          </table:table-cell>
          <table:table-cell office:value-type="string" calcext:value-type="string">
            <text:p>SR2</text:p>
          </table:table-cell>
          <table:table-cell office:value-type="string" calcext:value-type="string">
            <text:p>MuTau</text:p>
          </table:table-cell>
          <table:table-cell office:value-type="string" calcext:value-type="string">
            <text:p>EleTau</text:p>
          </table:table-cell>
          <table:table-cell office:value-type="string" calcext:value-type="string">
            <text:p>SR1</text:p>
          </table:table-cell>
          <table:table-cell office:value-type="string" calcext:value-type="string">
            <text:p>SR2</text:p>
          </table:table-cell>
          <table:table-cell office:value-type="string" calcext:value-type="string">
            <text:p>MuTau</text:p>
          </table:table-cell>
          <table:table-cell office:value-type="string" calcext:value-type="string">
            <text:p>EleTau</text:p>
          </table:table-cell>
          <table:table-cell office:value-type="string" calcext:value-type="string">
            <text:p>SR1</text:p>
          </table:table-cell>
          <table:table-cell office:value-type="string" calcext:value-type="string">
            <text:p>SR2</text:p>
          </table:table-cell>
          <table:table-cell office:value-type="string" calcext:value-type="string">
            <text:p>MuTau</text:p>
          </table:table-cell>
          <table:table-cell office:value-type="string" calcext:value-type="string">
            <text:p>EleTau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4" office:value-type="string" calcext:value-type="string">
            <text:p>Standard Model</text:p>
          </table:table-cell>
          <table:table-cell table:number-columns-repeated="4" office:value-type="string" calcext:value-type="string">
            <text:p>SM/2</text:p>
          </table:table-cell>
          <table:table-cell table:number-columns-repeated="4" office:value-type="string" calcext:value-type="string">
            <text:p>2*SM</text:p>
          </table:table-cell>
          <table:table-cell table:number-columns-repeated="4" office:value-type="string" calcext:value-type="string">
            <text:p>30 Degrees</text:p>
          </table:table-cell>
          <table:table-cell table:number-columns-repeated="4" office:value-type="string" calcext:value-type="string">
            <text:p>45 Degrees</text:p>
          </table:table-cell>
          <table:table-cell table:number-columns-repeated="4" office:value-type="string" calcext:value-type="string">
            <text:p>60 Degre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0762914" calcext:value-type="float">
            <text:p>0.07629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0.074251" calcext:value-type="float">
            <text:p>0.074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0116" calcext:value-type="float">
            <text:p>0.0730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0.0028236" calcext:value-type="float">
            <text:p>0.0028236</text:p>
          </table:table-cell>
          <table:table-cell office:value-type="float" office:value="0.122778" calcext:value-type="float">
            <text:p>0.122778</text:p>
          </table:table-cell>
          <table:table-cell office:value-type="float" office:value="0.000103397" calcext:value-type="float">
            <text:p>0.000103397</text:p>
          </table:table-cell>
          <table:table-cell table:style-name="ce1" office:value-type="float" office:value="0.0000910524" calcext:value-type="float">
            <text:p>9.11E-05</text:p>
          </table:table-cell>
          <table:table-cell table:number-columns-repeated="8"/>
          <table:table-cell office:value-type="float" office:value="0.00285615" calcext:value-type="float">
            <text:p>0.00285615</text:p>
          </table:table-cell>
          <table:table-cell office:value-type="float" office:value="0.12034" calcext:value-type="float">
            <text:p>0.12034</text:p>
          </table:table-cell>
          <table:table-cell table:style-name="ce1" office:value-type="float" office:value="0.0000911778" calcext:value-type="float">
            <text:p>9.12E-05</text:p>
          </table:table-cell>
          <table:table-cell table:style-name="ce1" office:value-type="float" office:value="0.0000794554" calcext:value-type="float">
            <text:p>7.95E-05</text:p>
          </table:table-cell>
          <table:table-cell office:value-type="float" office:value="0.00281166" calcext:value-type="float">
            <text:p>0.00281166</text:p>
          </table:table-cell>
          <table:table-cell table:style-name="ce1" office:value-type="float" office:value="0.123918" calcext:value-type="float">
            <text:p>1.24E-01</text:p>
          </table:table-cell>
          <table:table-cell office:value-type="float" office:value="0.000121224" calcext:value-type="float">
            <text:p>0.000121224</text:p>
          </table:table-cell>
          <table:table-cell table:style-name="ce1" office:value-type="float" office:value="0.0000615145" calcext:value-type="float">
            <text:p>6.15E-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0.00919168" calcext:value-type="float">
            <text:p>0.00919168</text:p>
          </table:table-cell>
          <table:table-cell office:value-type="float" office:value="0.280796" calcext:value-type="float">
            <text:p>0.280796</text:p>
          </table:table-cell>
          <table:table-cell office:value-type="float" office:value="0.000783301" calcext:value-type="float">
            <text:p>0.000783301</text:p>
          </table:table-cell>
          <table:table-cell office:value-type="float" office:value="0.000661304" calcext:value-type="float">
            <text:p>0.000661304</text:p>
          </table:table-cell>
          <table:table-cell table:number-columns-repeated="8"/>
          <table:table-cell office:value-type="float" office:value="0.00871512" calcext:value-type="float">
            <text:p>0.00871512</text:p>
          </table:table-cell>
          <table:table-cell office:value-type="float" office:value="0.266957" calcext:value-type="float">
            <text:p>0.266957</text:p>
          </table:table-cell>
          <table:table-cell office:value-type="float" office:value="0.000705422" calcext:value-type="float">
            <text:p>0.000705422</text:p>
          </table:table-cell>
          <table:table-cell office:value-type="float" office:value="0.000821552" calcext:value-type="float">
            <text:p>0.000821552</text:p>
          </table:table-cell>
          <table:table-cell office:value-type="float" office:value="0.00906904" calcext:value-type="float">
            <text:p>0.00906904</text:p>
          </table:table-cell>
          <table:table-cell office:value-type="float" office:value="0.270709" calcext:value-type="float">
            <text:p>0.270709</text:p>
          </table:table-cell>
          <table:table-cell office:value-type="float" office:value="0.000736552" calcext:value-type="float">
            <text:p>0.000736552</text:p>
          </table:table-cell>
          <table:table-cell office:value-type="float" office:value="0.000564453" calcext:value-type="float">
            <text:p>0.0005644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79751" calcext:value-type="float">
            <text:p>0.0379751</text:p>
          </table:table-cell>
          <table:table-cell office:value-type="float" office:value="0.462838" calcext:value-type="float">
            <text:p>0.462838</text:p>
          </table:table-cell>
          <table:table-cell office:value-type="float" office:value="0.00404094" calcext:value-type="float">
            <text:p>0.00404094</text:p>
          </table:table-cell>
          <table:table-cell office:value-type="float" office:value="0.003593" calcext:value-type="float">
            <text:p>0.003593</text:p>
          </table:table-cell>
          <table:table-cell office:value-type="float" office:value="0.0345377" calcext:value-type="float">
            <text:p>0.0345377</text:p>
          </table:table-cell>
          <table:table-cell office:value-type="float" office:value="0.466139" calcext:value-type="float">
            <text:p>0.466139</text:p>
          </table:table-cell>
          <table:table-cell office:value-type="float" office:value="0.00454572" calcext:value-type="float">
            <text:p>0.00454572</text:p>
          </table:table-cell>
          <table:table-cell office:value-type="float" office:value="0.00469618" calcext:value-type="float">
            <text:p>0.00469618</text:p>
          </table:table-cell>
          <table:table-cell office:value-type="float" office:value="0.0386288" calcext:value-type="float">
            <text:p>0.0386288</text:p>
          </table:table-cell>
          <table:table-cell office:value-type="float" office:value="0.445375" calcext:value-type="float">
            <text:p>0.445375</text:p>
          </table:table-cell>
          <table:table-cell office:value-type="float" office:value="0.00560499" calcext:value-type="float">
            <text:p>0.00560499</text:p>
          </table:table-cell>
          <table:table-cell office:value-type="float" office:value="0.00294153" calcext:value-type="float">
            <text:p>0.00294153</text:p>
          </table:table-cell>
          <table:table-cell office:value-type="float" office:value="0.033608" calcext:value-type="float">
            <text:p>0.033608</text:p>
          </table:table-cell>
          <table:table-cell office:value-type="float" office:value="0.461249" calcext:value-type="float">
            <text:p>0.461249</text:p>
          </table:table-cell>
          <table:table-cell office:value-type="float" office:value="0.00370257" calcext:value-type="float">
            <text:p>0.00370257</text:p>
          </table:table-cell>
          <table:table-cell office:value-type="float" office:value="0.00321656" calcext:value-type="float">
            <text:p>0.00321656</text:p>
          </table:table-cell>
          <table:table-cell office:value-type="float" office:value="0.0340024" calcext:value-type="float">
            <text:p>0.0340024</text:p>
          </table:table-cell>
          <table:table-cell office:value-type="float" office:value="0.449497" calcext:value-type="float">
            <text:p>0.449497</text:p>
          </table:table-cell>
          <table:table-cell office:value-type="float" office:value="0.0055887" calcext:value-type="float">
            <text:p>0.0055887</text:p>
          </table:table-cell>
          <table:table-cell office:value-type="float" office:value="0.00277501" calcext:value-type="float">
            <text:p>0.00277501</text:p>
          </table:table-cell>
          <table:table-cell office:value-type="float" office:value="0.0335185" calcext:value-type="float">
            <text:p>0.0335185</text:p>
          </table:table-cell>
          <table:table-cell office:value-type="float" office:value="0.450079" calcext:value-type="float">
            <text:p>0.450079</text:p>
          </table:table-cell>
          <table:table-cell office:value-type="float" office:value="0.00671611" calcext:value-type="float">
            <text:p>0.00671611</text:p>
          </table:table-cell>
          <table:table-cell office:value-type="float" office:value="0.00345025" calcext:value-type="float">
            <text:p>0.003450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54663" calcext:value-type="float">
            <text:p>0.154663</text:p>
          </table:table-cell>
          <table:table-cell office:value-type="float" office:value="0.623578" calcext:value-type="float">
            <text:p>0.623578</text:p>
          </table:table-cell>
          <table:table-cell office:value-type="float" office:value="0.0258567" calcext:value-type="float">
            <text:p>0.0258567</text:p>
          </table:table-cell>
          <table:table-cell office:value-type="float" office:value="0.0172164" calcext:value-type="float">
            <text:p>0.0172164</text:p>
          </table:table-cell>
          <table:table-cell office:value-type="float" office:value="0.15893" calcext:value-type="float">
            <text:p>0.15893</text:p>
          </table:table-cell>
          <table:table-cell office:value-type="float" office:value="0.624427" calcext:value-type="float">
            <text:p>0.624427</text:p>
          </table:table-cell>
          <table:table-cell office:value-type="float" office:value="0.0255106" calcext:value-type="float">
            <text:p>0.0255106</text:p>
          </table:table-cell>
          <table:table-cell office:value-type="float" office:value="0.0198486" calcext:value-type="float">
            <text:p>0.0198486</text:p>
          </table:table-cell>
          <table:table-cell office:value-type="float" office:value="0.163603" calcext:value-type="float">
            <text:p>0.163603</text:p>
          </table:table-cell>
          <table:table-cell office:value-type="float" office:value="0.600979" calcext:value-type="float">
            <text:p>0.600979</text:p>
          </table:table-cell>
          <table:table-cell office:value-type="float" office:value="0.0182618" calcext:value-type="float">
            <text:p>0.0182618</text:p>
          </table:table-cell>
          <table:table-cell office:value-type="float" office:value="0.0243421" calcext:value-type="float">
            <text:p>0.0243421</text:p>
          </table:table-cell>
          <table:table-cell office:value-type="float" office:value="0.14014" calcext:value-type="float">
            <text:p>0.14014</text:p>
          </table:table-cell>
          <table:table-cell office:value-type="float" office:value="0.603185" calcext:value-type="float">
            <text:p>0.603185</text:p>
          </table:table-cell>
          <table:table-cell office:value-type="float" office:value="0.0234032" calcext:value-type="float">
            <text:p>0.0234032</text:p>
          </table:table-cell>
          <table:table-cell office:value-type="float" office:value="0.0223469" calcext:value-type="float">
            <text:p>0.0223469</text:p>
          </table:table-cell>
          <table:table-cell office:value-type="float" office:value="0.153406" calcext:value-type="float">
            <text:p>0.153406</text:p>
          </table:table-cell>
          <table:table-cell office:value-type="float" office:value="0.62229" calcext:value-type="float">
            <text:p>0.62229</text:p>
          </table:table-cell>
          <table:table-cell office:value-type="float" office:value="0.0251504" calcext:value-type="float">
            <text:p>0.0251504</text:p>
          </table:table-cell>
          <table:table-cell office:value-type="float" office:value="0.0212106" calcext:value-type="float">
            <text:p>0.0212106</text:p>
          </table:table-cell>
          <table:table-cell office:value-type="float" office:value="0.157006" calcext:value-type="float">
            <text:p>0.157006</text:p>
          </table:table-cell>
          <table:table-cell office:value-type="float" office:value="0.620562" calcext:value-type="float">
            <text:p>0.620562</text:p>
          </table:table-cell>
          <table:table-cell office:value-type="float" office:value="0.019821" calcext:value-type="float">
            <text:p>0.019821</text:p>
          </table:table-cell>
          <table:table-cell office:value-type="float" office:value="0.0192161" calcext:value-type="float">
            <text:p>0.01921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354395" calcext:value-type="float">
            <text:p>0.354395</text:p>
          </table:table-cell>
          <table:table-cell office:value-type="float" office:value="0.729301" calcext:value-type="float">
            <text:p>0.729301</text:p>
          </table:table-cell>
          <table:table-cell office:value-type="float" office:value="0.0768502" calcext:value-type="float">
            <text:p>0.0768502</text:p>
          </table:table-cell>
          <table:table-cell office:value-type="float" office:value="0.0649245" calcext:value-type="float">
            <text:p>0.0649245</text:p>
          </table:table-cell>
          <table:table-cell office:value-type="float" office:value="0.368314" calcext:value-type="float">
            <text:p>0.368314</text:p>
          </table:table-cell>
          <table:table-cell office:value-type="float" office:value="0.727216" calcext:value-type="float">
            <text:p>0.727216</text:p>
          </table:table-cell>
          <table:table-cell office:value-type="float" office:value="0.0837797" calcext:value-type="float">
            <text:p>0.0837797</text:p>
          </table:table-cell>
          <table:table-cell office:value-type="float" office:value="0.0735631" calcext:value-type="float">
            <text:p>0.0735631</text:p>
          </table:table-cell>
          <table:table-cell office:value-type="float" office:value="0.352132" calcext:value-type="float">
            <text:p>0.352132</text:p>
          </table:table-cell>
          <table:table-cell office:value-type="float" office:value="0.699415" calcext:value-type="float">
            <text:p>0.699415</text:p>
          </table:table-cell>
          <table:table-cell office:value-type="float" office:value="0.08994" calcext:value-type="float">
            <text:p>0.08994</text:p>
          </table:table-cell>
          <table:table-cell office:value-type="float" office:value="0.0706265" calcext:value-type="float">
            <text:p>0.0706265</text:p>
          </table:table-cell>
          <table:table-cell office:value-type="float" office:value="0.357321" calcext:value-type="float">
            <text:p>0.357321</text:p>
          </table:table-cell>
          <table:table-cell office:value-type="float" office:value="0.707703" calcext:value-type="float">
            <text:p>0.707703</text:p>
          </table:table-cell>
          <table:table-cell office:value-type="float" office:value="0.0887572" calcext:value-type="float">
            <text:p>0.0887572</text:p>
          </table:table-cell>
          <table:table-cell office:value-type="float" office:value="0.0749057" calcext:value-type="float">
            <text:p>0.0749057</text:p>
          </table:table-cell>
          <table:table-cell office:value-type="float" office:value="0.364502" calcext:value-type="float">
            <text:p>0.364502</text:p>
          </table:table-cell>
          <table:table-cell office:value-type="float" office:value="0.723609" calcext:value-type="float">
            <text:p>0.723609</text:p>
          </table:table-cell>
          <table:table-cell office:value-type="float" office:value="0.0811364" calcext:value-type="float">
            <text:p>0.0811364</text:p>
          </table:table-cell>
          <table:table-cell office:value-type="float" office:value="0.0554376" calcext:value-type="float">
            <text:p>0.0554376</text:p>
          </table:table-cell>
          <table:table-cell office:value-type="float" office:value="0.360138" calcext:value-type="float">
            <text:p>0.360138</text:p>
          </table:table-cell>
          <table:table-cell office:value-type="float" office:value="0.754883" calcext:value-type="float">
            <text:p>0.754883</text:p>
          </table:table-cell>
          <table:table-cell office:value-type="float" office:value="0.0838412" calcext:value-type="float">
            <text:p>0.0838412</text:p>
          </table:table-cell>
          <table:table-cell office:value-type="float" office:value="0.0652481" calcext:value-type="float">
            <text:p>0.065248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58262" calcext:value-type="float">
            <text:p>0.658262</text:p>
          </table:table-cell>
          <table:table-cell office:value-type="float" office:value="0.807349" calcext:value-type="float">
            <text:p>0.807349</text:p>
          </table:table-cell>
          <table:table-cell office:value-type="float" office:value="0.185076" calcext:value-type="float">
            <text:p>0.185076</text:p>
          </table:table-cell>
          <table:table-cell office:value-type="float" office:value="0.157442" calcext:value-type="float">
            <text:p>0.157442</text:p>
          </table:table-cell>
          <table:table-cell office:value-type="float" office:value="0.62216" calcext:value-type="float">
            <text:p>0.62216</text:p>
          </table:table-cell>
          <table:table-cell office:value-type="float" office:value="0.80706" calcext:value-type="float">
            <text:p>0.80706</text:p>
          </table:table-cell>
          <table:table-cell office:value-type="float" office:value="0.203787" calcext:value-type="float">
            <text:p>0.203787</text:p>
          </table:table-cell>
          <table:table-cell office:value-type="float" office:value="0.148178" calcext:value-type="float">
            <text:p>0.148178</text:p>
          </table:table-cell>
          <table:table-cell office:value-type="float" office:value="0.636463" calcext:value-type="float">
            <text:p>0.636463</text:p>
          </table:table-cell>
          <table:table-cell office:value-type="float" office:value="0.788807" calcext:value-type="float">
            <text:p>0.788807</text:p>
          </table:table-cell>
          <table:table-cell office:value-type="float" office:value="0.172166" calcext:value-type="float">
            <text:p>0.172166</text:p>
          </table:table-cell>
          <table:table-cell office:value-type="float" office:value="0.167566" calcext:value-type="float">
            <text:p>0.167566</text:p>
          </table:table-cell>
          <table:table-cell office:value-type="float" office:value="0.625591" calcext:value-type="float">
            <text:p>0.625591</text:p>
          </table:table-cell>
          <table:table-cell office:value-type="float" office:value="0.800132" calcext:value-type="float">
            <text:p>0.800132</text:p>
          </table:table-cell>
          <table:table-cell office:value-type="float" office:value="0.208677" calcext:value-type="float">
            <text:p>0.208677</text:p>
          </table:table-cell>
          <table:table-cell office:value-type="float" office:value="0.153876" calcext:value-type="float">
            <text:p>0.153876</text:p>
          </table:table-cell>
          <table:table-cell office:value-type="float" office:value="0.652278" calcext:value-type="float">
            <text:p>0.652278</text:p>
          </table:table-cell>
          <table:table-cell office:value-type="float" office:value="0.815322" calcext:value-type="float">
            <text:p>0.815322</text:p>
          </table:table-cell>
          <table:table-cell office:value-type="float" office:value="0.194501" calcext:value-type="float">
            <text:p>0.194501</text:p>
          </table:table-cell>
          <table:table-cell office:value-type="float" office:value="0.155277" calcext:value-type="float">
            <text:p>0.155277</text:p>
          </table:table-cell>
          <table:table-cell office:value-type="float" office:value="0.647787" calcext:value-type="float">
            <text:p>0.647787</text:p>
          </table:table-cell>
          <table:table-cell office:value-type="float" office:value="0.82604" calcext:value-type="float">
            <text:p>0.82604</text:p>
          </table:table-cell>
          <table:table-cell office:value-type="float" office:value="0.190401" calcext:value-type="float">
            <text:p>0.190401</text:p>
          </table:table-cell>
          <table:table-cell office:value-type="float" office:value="0.155307" calcext:value-type="float">
            <text:p>0.15530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72755" calcext:value-type="float">
            <text:p>0.972755</text:p>
          </table:table-cell>
          <table:table-cell office:value-type="float" office:value="0.850829" calcext:value-type="float">
            <text:p>0.850829</text:p>
          </table:table-cell>
          <table:table-cell office:value-type="float" office:value="0.344936" calcext:value-type="float">
            <text:p>0.344936</text:p>
          </table:table-cell>
          <table:table-cell office:value-type="float" office:value="0.298101" calcext:value-type="float">
            <text:p>0.298101</text:p>
          </table:table-cell>
          <table:table-cell office:value-type="float" office:value="0.948005" calcext:value-type="float">
            <text:p>0.948005</text:p>
          </table:table-cell>
          <table:table-cell office:value-type="float" office:value="0.865473" calcext:value-type="float">
            <text:p>0.865473</text:p>
          </table:table-cell>
          <table:table-cell office:value-type="float" office:value="0.352325" calcext:value-type="float">
            <text:p>0.352325</text:p>
          </table:table-cell>
          <table:table-cell office:value-type="float" office:value="0.28512" calcext:value-type="float">
            <text:p>0.28512</text:p>
          </table:table-cell>
          <table:table-cell office:value-type="float" office:value="0.964389" calcext:value-type="float">
            <text:p>0.964389</text:p>
          </table:table-cell>
          <table:table-cell office:value-type="float" office:value="0.832831" calcext:value-type="float">
            <text:p>0.832831</text:p>
          </table:table-cell>
          <table:table-cell office:value-type="float" office:value="0.355963" calcext:value-type="float">
            <text:p>0.355963</text:p>
          </table:table-cell>
          <table:table-cell office:value-type="float" office:value="0.279967" calcext:value-type="float">
            <text:p>0.279967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859147" calcext:value-type="float">
            <text:p>0.859147</text:p>
          </table:table-cell>
          <table:table-cell office:value-type="float" office:value="0.364947" calcext:value-type="float">
            <text:p>0.364947</text:p>
          </table:table-cell>
          <table:table-cell office:value-type="float" office:value="0.292647" calcext:value-type="float">
            <text:p>0.292647</text:p>
          </table:table-cell>
          <table:table-cell office:value-type="float" office:value="0.933457" calcext:value-type="float">
            <text:p>0.933457</text:p>
          </table:table-cell>
          <table:table-cell office:value-type="float" office:value="0.869257" calcext:value-type="float">
            <text:p>0.869257</text:p>
          </table:table-cell>
          <table:table-cell office:value-type="float" office:value="0.348398" calcext:value-type="float">
            <text:p>0.348398</text:p>
          </table:table-cell>
          <table:table-cell office:value-type="float" office:value="0.282581" calcext:value-type="float">
            <text:p>0.282581</text:p>
          </table:table-cell>
          <table:table-cell office:value-type="float" office:value="0.990703" calcext:value-type="float">
            <text:p>0.990703</text:p>
          </table:table-cell>
          <table:table-cell office:value-type="float" office:value="0.854859" calcext:value-type="float">
            <text:p>0.854859</text:p>
          </table:table-cell>
          <table:table-cell office:value-type="float" office:value="0.35944" calcext:value-type="float">
            <text:p>0.35944</text:p>
          </table:table-cell>
          <table:table-cell office:value-type="float" office:value="0.267376" calcext:value-type="float">
            <text:p>0.26737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32546" calcext:value-type="float">
            <text:p>1.32546</text:p>
          </table:table-cell>
          <table:table-cell office:value-type="float" office:value="0.898142" calcext:value-type="float">
            <text:p>0.898142</text:p>
          </table:table-cell>
          <table:table-cell office:value-type="float" office:value="0.522344" calcext:value-type="float">
            <text:p>0.522344</text:p>
          </table:table-cell>
          <table:table-cell office:value-type="float" office:value="0.44767" calcext:value-type="float">
            <text:p>0.44767</text:p>
          </table:table-cell>
          <table:table-cell office:value-type="float" office:value="1.27376" calcext:value-type="float">
            <text:p>1.27376</text:p>
          </table:table-cell>
          <table:table-cell office:value-type="float" office:value="0.915664" calcext:value-type="float">
            <text:p>0.915664</text:p>
          </table:table-cell>
          <table:table-cell office:value-type="float" office:value="0.539323" calcext:value-type="float">
            <text:p>0.539323</text:p>
          </table:table-cell>
          <table:table-cell office:value-type="float" office:value="0.445757" calcext:value-type="float">
            <text:p>0.445757</text:p>
          </table:table-cell>
          <table:table-cell office:value-type="float" office:value="1.28343" calcext:value-type="float">
            <text:p>1.28343</text:p>
          </table:table-cell>
          <table:table-cell office:value-type="float" office:value="0.879037" calcext:value-type="float">
            <text:p>0.879037</text:p>
          </table:table-cell>
          <table:table-cell office:value-type="float" office:value="0.514521" calcext:value-type="float">
            <text:p>0.514521</text:p>
          </table:table-cell>
          <table:table-cell office:value-type="float" office:value="0.435443" calcext:value-type="float">
            <text:p>0.435443</text:p>
          </table:table-cell>
          <table:table-cell office:value-type="float" office:value="1.30926" calcext:value-type="float">
            <text:p>1.30926</text:p>
          </table:table-cell>
          <table:table-cell office:value-type="float" office:value="0.903036" calcext:value-type="float">
            <text:p>0.903036</text:p>
          </table:table-cell>
          <table:table-cell office:value-type="float" office:value="0.556638" calcext:value-type="float">
            <text:p>0.556638</text:p>
          </table:table-cell>
          <table:table-cell office:value-type="float" office:value="0.471289" calcext:value-type="float">
            <text:p>0.471289</text:p>
          </table:table-cell>
          <table:table-cell office:value-type="float" office:value="1.33292" calcext:value-type="float">
            <text:p>1.33292</text:p>
          </table:table-cell>
          <table:table-cell office:value-type="float" office:value="0.912923" calcext:value-type="float">
            <text:p>0.912923</text:p>
          </table:table-cell>
          <table:table-cell office:value-type="float" office:value="0.570482" calcext:value-type="float">
            <text:p>0.570482</text:p>
          </table:table-cell>
          <table:table-cell office:value-type="float" office:value="0.45119" calcext:value-type="float">
            <text:p>0.45119</text:p>
          </table:table-cell>
          <table:table-cell office:value-type="float" office:value="1.30039" calcext:value-type="float">
            <text:p>1.30039</text:p>
          </table:table-cell>
          <table:table-cell office:value-type="float" office:value="0.905802" calcext:value-type="float">
            <text:p>0.905802</text:p>
          </table:table-cell>
          <table:table-cell office:value-type="float" office:value="0.504099" calcext:value-type="float">
            <text:p>0.504099</text:p>
          </table:table-cell>
          <table:table-cell office:value-type="float" office:value="0.444503" calcext:value-type="float">
            <text:p>0.44450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66713" calcext:value-type="float">
            <text:p>1.66713</text:p>
          </table:table-cell>
          <table:table-cell office:value-type="float" office:value="0.918439" calcext:value-type="float">
            <text:p>0.918439</text:p>
          </table:table-cell>
          <table:table-cell office:value-type="float" office:value="0.743787" calcext:value-type="float">
            <text:p>0.743787</text:p>
          </table:table-cell>
          <table:table-cell office:value-type="float" office:value="0.623895" calcext:value-type="float">
            <text:p>0.623895</text:p>
          </table:table-cell>
          <table:table-cell office:value-type="float" office:value="1.65801" calcext:value-type="float">
            <text:p>1.65801</text:p>
          </table:table-cell>
          <table:table-cell office:value-type="float" office:value="0.925479" calcext:value-type="float">
            <text:p>0.925479</text:p>
          </table:table-cell>
          <table:table-cell office:value-type="float" office:value="0.777479" calcext:value-type="float">
            <text:p>0.777479</text:p>
          </table:table-cell>
          <table:table-cell office:value-type="float" office:value="0.630866" calcext:value-type="float">
            <text:p>0.630866</text:p>
          </table:table-cell>
          <table:table-cell office:value-type="float" office:value="1.59721" calcext:value-type="float">
            <text:p>1.59721</text:p>
          </table:table-cell>
          <table:table-cell office:value-type="float" office:value="0.885904" calcext:value-type="float">
            <text:p>0.885904</text:p>
          </table:table-cell>
          <table:table-cell office:value-type="float" office:value="0.766945" calcext:value-type="float">
            <text:p>0.766945</text:p>
          </table:table-cell>
          <table:table-cell office:value-type="float" office:value="0.602507" calcext:value-type="float">
            <text:p>0.602507</text:p>
          </table:table-cell>
          <table:table-cell office:value-type="float" office:value="1.64447" calcext:value-type="float">
            <text:p>1.64447</text:p>
          </table:table-cell>
          <table:table-cell office:value-type="float" office:value="0.907284" calcext:value-type="float">
            <text:p>0.907284</text:p>
          </table:table-cell>
          <table:table-cell office:value-type="float" office:value="0.786534" calcext:value-type="float">
            <text:p>0.786534</text:p>
          </table:table-cell>
          <table:table-cell office:value-type="float" office:value="0.644953" calcext:value-type="float">
            <text:p>0.644953</text:p>
          </table:table-cell>
          <table:table-cell office:value-type="float" office:value="1.67456" calcext:value-type="float">
            <text:p>1.67456</text:p>
          </table:table-cell>
          <table:table-cell office:value-type="float" office:value="0.896985" calcext:value-type="float">
            <text:p>0.896985</text:p>
          </table:table-cell>
          <table:table-cell office:value-type="float" office:value="0.787179" calcext:value-type="float">
            <text:p>0.787179</text:p>
          </table:table-cell>
          <table:table-cell office:value-type="float" office:value="0.621461" calcext:value-type="float">
            <text:p>0.621461</text:p>
          </table:table-cell>
          <table:table-cell office:value-type="float" office:value="1.66359" calcext:value-type="float">
            <text:p>1.66359</text:p>
          </table:table-cell>
          <table:table-cell office:value-type="float" office:value="0.92026" calcext:value-type="float">
            <text:p>0.92026</text:p>
          </table:table-cell>
          <table:table-cell office:value-type="float" office:value="0.752807" calcext:value-type="float">
            <text:p>0.752807</text:p>
          </table:table-cell>
          <table:table-cell office:value-type="float" office:value="0.639239" calcext:value-type="float">
            <text:p>0.63923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99265" calcext:value-type="float">
            <text:p>1.99265</text:p>
          </table:table-cell>
          <table:table-cell office:value-type="float" office:value="0.914542" calcext:value-type="float">
            <text:p>0.914542</text:p>
          </table:table-cell>
          <table:table-cell office:value-type="float" office:value="0.970375" calcext:value-type="float">
            <text:p>0.970375</text:p>
          </table:table-cell>
          <table:table-cell office:value-type="float" office:value="0.853668" calcext:value-type="float">
            <text:p>0.853668</text:p>
          </table:table-cell>
          <table:table-cell office:value-type="float" office:value="1.93526" calcext:value-type="float">
            <text:p>1.93526</text:p>
          </table:table-cell>
          <table:table-cell office:value-type="float" office:value="0.916426" calcext:value-type="float">
            <text:p>0.916426</text:p>
          </table:table-cell>
          <table:table-cell office:value-type="float" office:value="0.99158" calcext:value-type="float">
            <text:p>0.99158</text:p>
          </table:table-cell>
          <table:table-cell office:value-type="float" office:value="0.838777" calcext:value-type="float">
            <text:p>0.838777</text:p>
          </table:table-cell>
          <table:table-cell office:value-type="float" office:value="1.91734" calcext:value-type="float">
            <text:p>1.91734</text:p>
          </table:table-cell>
          <table:table-cell office:value-type="float" office:value="0.924166" calcext:value-type="float">
            <text:p>0.924166</text:p>
          </table:table-cell>
          <table:table-cell office:value-type="float" office:value="1.00774" calcext:value-type="float">
            <text:p>1.00774</text:p>
          </table:table-cell>
          <table:table-cell office:value-type="float" office:value="0.89846" calcext:value-type="float">
            <text:p>0.89846</text:p>
          </table:table-cell>
          <table:table-cell office:value-type="float" office:value="1.97527" calcext:value-type="float">
            <text:p>1.97527</text:p>
          </table:table-cell>
          <table:table-cell office:value-type="float" office:value="0.907188" calcext:value-type="float">
            <text:p>0.907188</text:p>
          </table:table-cell>
          <table:table-cell office:value-type="float" office:value="0.992823" calcext:value-type="float">
            <text:p>0.992823</text:p>
          </table:table-cell>
          <table:table-cell office:value-type="float" office:value="0.822228" calcext:value-type="float">
            <text:p>0.822228</text:p>
          </table:table-cell>
          <table:table-cell office:value-type="float" office:value="1.97841" calcext:value-type="float">
            <text:p>1.97841</text:p>
          </table:table-cell>
          <table:table-cell office:value-type="float" office:value="0.959325" calcext:value-type="float">
            <text:p>0.959325</text:p>
          </table:table-cell>
          <table:table-cell office:value-type="float" office:value="0.973748" calcext:value-type="float">
            <text:p>0.973748</text:p>
          </table:table-cell>
          <table:table-cell office:value-type="float" office:value="0.835509" calcext:value-type="float">
            <text:p>0.835509</text:p>
          </table:table-cell>
          <table:table-cell office:value-type="float" office:value="1.99261" calcext:value-type="float">
            <text:p>1.99261</text:p>
          </table:table-cell>
          <table:table-cell office:value-type="float" office:value="0.953489" calcext:value-type="float">
            <text:p>0.953489</text:p>
          </table:table-cell>
          <table:table-cell office:value-type="float" office:value="1.02783" calcext:value-type="float">
            <text:p>1.02783</text:p>
          </table:table-cell>
          <table:table-cell office:value-type="float" office:value="0.843597" calcext:value-type="float">
            <text:p>0.84359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2922" calcext:value-type="float">
            <text:p>2.2922</text:p>
          </table:table-cell>
          <table:table-cell office:value-type="float" office:value="0.926687" calcext:value-type="float">
            <text:p>0.926687</text:p>
          </table:table-cell>
          <table:table-cell office:value-type="float" office:value="1.20054" calcext:value-type="float">
            <text:p>1.20054</text:p>
          </table:table-cell>
          <table:table-cell office:value-type="float" office:value="1.02897" calcext:value-type="float">
            <text:p>1.02897</text:p>
          </table:table-cell>
          <table:table-cell office:value-type="float" office:value="2.2478" calcext:value-type="float">
            <text:p>2.2478</text:p>
          </table:table-cell>
          <table:table-cell office:value-type="float" office:value="0.903645" calcext:value-type="float">
            <text:p>0.903645</text:p>
          </table:table-cell>
          <table:table-cell office:value-type="float" office:value="1.21943" calcext:value-type="float">
            <text:p>1.21943</text:p>
          </table:table-cell>
          <table:table-cell office:value-type="float" office:value="1.03899" calcext:value-type="float">
            <text:p>1.03899</text:p>
          </table:table-cell>
          <table:table-cell office:value-type="float" office:value="2.20466" calcext:value-type="float">
            <text:p>2.20466</text:p>
          </table:table-cell>
          <table:table-cell office:value-type="float" office:value="0.91485" calcext:value-type="float">
            <text:p>0.91485</text:p>
          </table:table-cell>
          <table:table-cell office:value-type="float" office:value="1.21469" calcext:value-type="float">
            <text:p>1.21469</text:p>
          </table:table-cell>
          <table:table-cell office:value-type="float" office:value="1.05288" calcext:value-type="float">
            <text:p>1.05288</text:p>
          </table:table-cell>
          <table:table-cell office:value-type="float" office:value="2.22767" calcext:value-type="float">
            <text:p>2.22767</text:p>
          </table:table-cell>
          <table:table-cell office:value-type="float" office:value="0.935574" calcext:value-type="float">
            <text:p>0.935574</text:p>
          </table:table-cell>
          <table:table-cell office:value-type="float" office:value="1.25061" calcext:value-type="float">
            <text:p>1.25061</text:p>
          </table:table-cell>
          <table:table-cell office:value-type="float" office:value="1.0192" calcext:value-type="float">
            <text:p>1.0192</text:p>
          </table:table-cell>
          <table:table-cell office:value-type="float" office:value="2.22473" calcext:value-type="float">
            <text:p>2.22473</text:p>
          </table:table-cell>
          <table:table-cell office:value-type="float" office:value="0.924947" calcext:value-type="float">
            <text:p>0.924947</text:p>
          </table:table-cell>
          <table:table-cell office:value-type="float" office:value="1.24593" calcext:value-type="float">
            <text:p>1.24593</text:p>
          </table:table-cell>
          <table:table-cell office:value-type="float" office:value="1.05895" calcext:value-type="float">
            <text:p>1.05895</text:p>
          </table:table-cell>
          <table:table-cell office:value-type="float" office:value="2.23947" calcext:value-type="float">
            <text:p>2.23947</text:p>
          </table:table-cell>
          <table:table-cell office:value-type="float" office:value="0.980384" calcext:value-type="float">
            <text:p>0.980384</text:p>
          </table:table-cell>
          <table:table-cell office:value-type="float" office:value="1.22866" calcext:value-type="float">
            <text:p>1.22866</text:p>
          </table:table-cell>
          <table:table-cell office:value-type="float" office:value="1.04877" calcext:value-type="float">
            <text:p>1.0487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.58878" calcext:value-type="float">
            <text:p>2.58878</text:p>
          </table:table-cell>
          <table:table-cell office:value-type="float" office:value="0.911694" calcext:value-type="float">
            <text:p>0.911694</text:p>
          </table:table-cell>
          <table:table-cell office:value-type="float" office:value="1.44506" calcext:value-type="float">
            <text:p>1.44506</text:p>
          </table:table-cell>
          <table:table-cell office:value-type="float" office:value="1.25585" calcext:value-type="float">
            <text:p>1.25585</text:p>
          </table:table-cell>
          <table:table-cell office:value-type="float" office:value="2.54731" calcext:value-type="float">
            <text:p>2.54731</text:p>
          </table:table-cell>
          <table:table-cell office:value-type="float" office:value="0.886463" calcext:value-type="float">
            <text:p>0.886463</text:p>
          </table:table-cell>
          <table:table-cell office:value-type="float" office:value="1.53535" calcext:value-type="float">
            <text:p>1.53535</text:p>
          </table:table-cell>
          <table:table-cell office:value-type="float" office:value="1.27345" calcext:value-type="float">
            <text:p>1.27345</text:p>
          </table:table-cell>
          <table:table-cell office:value-type="float" office:value="2.53987" calcext:value-type="float">
            <text:p>2.53987</text:p>
          </table:table-cell>
          <table:table-cell office:value-type="float" office:value="0.888721" calcext:value-type="float">
            <text:p>0.888721</text:p>
          </table:table-cell>
          <table:table-cell office:value-type="float" office:value="1.54151" calcext:value-type="float">
            <text:p>1.54151</text:p>
          </table:table-cell>
          <table:table-cell office:value-type="float" office:value="1.22226" calcext:value-type="float">
            <text:p>1.22226</text:p>
          </table:table-cell>
          <table:table-cell office:value-type="float" office:value="2.54287" calcext:value-type="float">
            <text:p>2.54287</text:p>
          </table:table-cell>
          <table:table-cell office:value-type="float" office:value="0.910357" calcext:value-type="float">
            <text:p>0.910357</text:p>
          </table:table-cell>
          <table:table-cell office:value-type="float" office:value="1.53093" calcext:value-type="float">
            <text:p>1.53093</text:p>
          </table:table-cell>
          <table:table-cell office:value-type="float" office:value="1.22167" calcext:value-type="float">
            <text:p>1.22167</text:p>
          </table:table-cell>
          <table:table-cell office:value-type="float" office:value="2.57298" calcext:value-type="float">
            <text:p>2.57298</text:p>
          </table:table-cell>
          <table:table-cell office:value-type="float" office:value="0.923597" calcext:value-type="float">
            <text:p>0.923597</text:p>
          </table:table-cell>
          <table:table-cell office:value-type="float" office:value="1.4692" calcext:value-type="float">
            <text:p>1.4692</text:p>
          </table:table-cell>
          <table:table-cell office:value-type="float" office:value="1.28732" calcext:value-type="float">
            <text:p>1.28732</text:p>
          </table:table-cell>
          <table:table-cell office:value-type="float" office:value="2.56543" calcext:value-type="float">
            <text:p>2.56543</text:p>
          </table:table-cell>
          <table:table-cell office:value-type="float" office:value="0.917449" calcext:value-type="float">
            <text:p>0.917449</text:p>
          </table:table-cell>
          <table:table-cell office:value-type="float" office:value="1.49769" calcext:value-type="float">
            <text:p>1.49769</text:p>
          </table:table-cell>
          <table:table-cell office:value-type="float" office:value="1.26401" calcext:value-type="float">
            <text:p>1.264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87068" calcext:value-type="float">
            <text:p>2.87068</text:p>
          </table:table-cell>
          <table:table-cell office:value-type="float" office:value="0.911545" calcext:value-type="float">
            <text:p>0.911545</text:p>
          </table:table-cell>
          <table:table-cell office:value-type="float" office:value="1.66933" calcext:value-type="float">
            <text:p>1.66933</text:p>
          </table:table-cell>
          <table:table-cell office:value-type="float" office:value="1.44915" calcext:value-type="float">
            <text:p>1.44915</text:p>
          </table:table-cell>
          <table:table-cell office:value-type="float" office:value="2.85855" calcext:value-type="float">
            <text:p>2.85855</text:p>
          </table:table-cell>
          <table:table-cell office:value-type="float" office:value="0.886657" calcext:value-type="float">
            <text:p>0.886657</text:p>
          </table:table-cell>
          <table:table-cell office:value-type="float" office:value="1.75473" calcext:value-type="float">
            <text:p>1.75473</text:p>
          </table:table-cell>
          <table:table-cell office:value-type="float" office:value="1.4878" calcext:value-type="float">
            <text:p>1.4878</text:p>
          </table:table-cell>
          <table:table-cell office:value-type="float" office:value="2.81811" calcext:value-type="float">
            <text:p>2.81811</text:p>
          </table:table-cell>
          <table:table-cell office:value-type="float" office:value="0.872968" calcext:value-type="float">
            <text:p>0.872968</text:p>
          </table:table-cell>
          <table:table-cell office:value-type="float" office:value="1.69623" calcext:value-type="float">
            <text:p>1.69623</text:p>
          </table:table-cell>
          <table:table-cell office:value-type="float" office:value="1.43933" calcext:value-type="float">
            <text:p>1.43933</text:p>
          </table:table-cell>
          <table:table-cell office:value-type="float" office:value="2.81958" calcext:value-type="float">
            <text:p>2.81958</text:p>
          </table:table-cell>
          <table:table-cell office:value-type="float" office:value="0.865802" calcext:value-type="float">
            <text:p>0.865802</text:p>
          </table:table-cell>
          <table:table-cell office:value-type="float" office:value="1.73399" calcext:value-type="float">
            <text:p>1.73399</text:p>
          </table:table-cell>
          <table:table-cell office:value-type="float" office:value="1.43768" calcext:value-type="float">
            <text:p>1.43768</text:p>
          </table:table-cell>
          <table:table-cell office:value-type="float" office:value="2.87597" calcext:value-type="float">
            <text:p>2.87597</text:p>
          </table:table-cell>
          <table:table-cell office:value-type="float" office:value="0.913171" calcext:value-type="float">
            <text:p>0.913171</text:p>
          </table:table-cell>
          <table:table-cell office:value-type="float" office:value="1.7245" calcext:value-type="float">
            <text:p>1.7245</text:p>
          </table:table-cell>
          <table:table-cell office:value-type="float" office:value="1.44771" calcext:value-type="float">
            <text:p>1.44771</text:p>
          </table:table-cell>
          <table:table-cell office:value-type="float" office:value="2.91588" calcext:value-type="float">
            <text:p>2.91588</text:p>
          </table:table-cell>
          <table:table-cell office:value-type="float" office:value="0.91147" calcext:value-type="float">
            <text:p>0.91147</text:p>
          </table:table-cell>
          <table:table-cell office:value-type="float" office:value="1.76612" calcext:value-type="float">
            <text:p>1.76612</text:p>
          </table:table-cell>
          <table:table-cell office:value-type="float" office:value="1.4732" calcext:value-type="float">
            <text:p>1.473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8"/>
          <table:table-cell office:value-type="float" office:value="3.11286" calcext:value-type="float">
            <text:p>3.11286</text:p>
          </table:table-cell>
          <table:table-cell office:value-type="float" office:value="0.87605" calcext:value-type="float">
            <text:p>0.87605</text:p>
          </table:table-cell>
          <table:table-cell office:value-type="float" office:value="1.97975" calcext:value-type="float">
            <text:p>1.97975</text:p>
          </table:table-cell>
          <table:table-cell office:value-type="float" office:value="1.6421" calcext:value-type="float">
            <text:p>1.6421</text:p>
          </table:table-cell>
          <table:table-cell table:number-columns-repeated="1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3.22499" calcext:value-type="float">
            <text:p>3.22499</text:p>
          </table:table-cell>
          <table:table-cell office:value-type="float" office:value="0.852219" calcext:value-type="float">
            <text:p>0.852219</text:p>
          </table:table-cell>
          <table:table-cell office:value-type="float" office:value="2.22211" calcext:value-type="float">
            <text:p>2.22211</text:p>
          </table:table-cell>
          <table:table-cell office:value-type="float" office:value="1.8821" calcext:value-type="float">
            <text:p>1.8821</text:p>
          </table:table-cell>
          <table:table-cell table:number-columns-repeated="1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8"/>
          <table:table-cell office:value-type="float" office:value="3.61958" calcext:value-type="float">
            <text:p>3.61958</text:p>
          </table:table-cell>
          <table:table-cell office:value-type="float" office:value="0.880012" calcext:value-type="float">
            <text:p>0.880012</text:p>
          </table:table-cell>
          <table:table-cell office:value-type="float" office:value="2.20792" calcext:value-type="float">
            <text:p>2.20792</text:p>
          </table:table-cell>
          <table:table-cell office:value-type="float" office:value="2.05626" calcext:value-type="float">
            <text:p>2.05626</text:p>
          </table:table-cell>
          <table:table-cell table:number-columns-repeated="12"/>
        </table:table-row>
      </table:table>
      <table:table table:name="Chart SR1" table:style-name="ta1">
        <table:shapes>
          <draw:frame draw:z-index="0" draw:style-name="gr1" draw:text-style-name="P1" svg:width="453.51pt" svg:height="255.09pt" svg:x="66.84pt" svg:y="2.83pt">
            <loext:p draw:notify-on-update-of-ranges="00_64.A2:00_64.A2 00_64.A3:00_64.A20 00_64.B2:00_64.B2 00_64.B3:00_64.B20 00_64.F2:00_64.F2 00_64.F3:00_64.F20 00_64.J2:00_64.J2 00_64.J3:00_64.J20 00_64.N2:00_64.N2 00_64.N3:00_64.N20 00_64.R2:00_64.R2 00_64.R3:00_64.R20 00_64.V2:00_64.V2 00_64.V3:00_64.V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hart SR2" table:style-name="ta1">
        <table:shapes>
          <draw:frame draw:z-index="0" draw:style-name="gr1" draw:text-style-name="P1" svg:width="453.51pt" svg:height="255.09pt" svg:x="66.84pt" svg:y="2.83pt">
            <loext:p draw:notify-on-update-of-ranges="00_64.A2:00_64.A2 00_64.A3:00_64.A19 00_64.C2:00_64.C2 00_64.C3:00_64.C19 00_64.G2:00_64.G2 00_64.G3:00_64.G19 00_64.K2:00_64.K2 00_64.K3:00_64.K19 00_64.O2:00_64.O2 00_64.O3:00_64.O19 00_64.S2:00_64.S2 00_64.S3:00_64.S19 00_64.W2:00_64.W2 00_64.W3:00_64.W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hart MuTau" table:style-name="ta1">
        <table:shapes>
          <draw:frame draw:z-index="0" draw:style-name="gr1" draw:text-style-name="P1" svg:width="453.51pt" svg:height="255.09pt" svg:x="66.84pt" svg:y="2.83pt">
            <loext:p draw:notify-on-update-of-ranges="00_64.A2:00_64.A2 00_64.A3:00_64.A19 00_64.D2:00_64.D2 00_64.D3:00_64.D19 00_64.H2:00_64.H2 00_64.H3:00_64.H19 00_64.L2:00_64.L2 00_64.L3:00_64.L19 00_64.P2:00_64.P2 00_64.P3:00_64.P19 00_64.T2:00_64.T2 00_64.T3:00_64.T19 00_64.X2:00_64.X2 00_64.X3:00_64.X1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hart EleTau" table:style-name="ta1">
        <table:shapes>
          <draw:frame draw:z-index="0" draw:style-name="gr1" draw:text-style-name="P1" svg:width="453.51pt" svg:height="255.09pt" svg:x="66.84pt" svg:y="2.83pt">
            <loext:p draw:notify-on-update-of-ranges="00_64.A3:00_64.A19 00_64.E2:00_64.E2 00_64.E3:00_64.E19 00_64.I2:00_64.I2 00_64.I3:00_64.I19 00_64.M2:00_64.M2 00_64.M3:00_64.M19 00_64.Q2:00_64.Q2 00_64.Q3:00_64.Q19 00_64.U2:00_64.U2 00_64.U3:00_64.U19 00_64.Y2:00_64.Y2 00_64.Y3:00_64.Y1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fa" style:country-complex="IR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2:51:04.002760268</meta:creation-date>
    <dc:date>2017-08-28T13:29:42.356078215</dc:date>
    <meta:editing-duration>PT6M6S</meta:editing-duration>
    <meta:editing-cycles>1</meta:editing-cycles>
    <meta:document-statistic meta:table-count="5" meta:cell-count="378" meta:object-count="4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23cm" svg:y="0.316cm" chart:style-name="ch2">
          <text:p>Efficiency in SR1</text:p>
        </chart:title>
        <chart:legend chart:legend-position="end" svg:x="12.837cm" svg:y="2.956cm" style:legend-expansion="high" chart:style-name="ch3"/>
        <chart:plot-area chart:style-name="ch4" table:cell-range-address="00_64.A2:00_64.B20 00_64.F2:00_64.F20 00_64.J2:00_64.J20 00_64.N2:00_64.N20 00_64.R2:00_64.R20 00_64.V2:00_64.V20" chart:data-source-has-labels="both" svg:x="1.331cm" svg:y="1.275cm" svg:width="11.186cm" svg:height="6.564cm">
          <chartooo:coordinate-region svg:x="2.058cm" svg:y="1.474cm" svg:width="10.459cm" svg:height="5.718cm"/>
          <chart:axis chart:dimension="x" chart:name="primary-x" chart:style-name="ch5" chartooo:axis-type="auto">
            <chartooo:date-scale/>
            <chart:title svg:x="5.808cm" svg:y="8.019cm" chart:style-name="ch6">
              <text:p>W' Mass (GeV)</text:p>
            </chart:title>
            <chart:categories table:cell-range-address="00_64.A3:00_64.A20"/>
            <chart:grid chart:style-name="ch7" chart:class="major"/>
          </chart:axis>
          <chart:axis chart:dimension="y" chart:name="primary-y" chart:style-name="ch5">
            <chart:title svg:x="0.451cm" svg:y="4.866cm" chart:style-name="ch8">
              <text:p>(%)</text:p>
            </chart:title>
            <chart:grid chart:style-name="ch7" chart:class="major"/>
          </chart:axis>
          <chart:series chart:style-name="ch9" chart:values-cell-range-address="00_64.B3:00_64.B20" chart:label-cell-address="00_64.B2:00_64.B2" chart:class="chart:line">
            <chart:data-point chart:repeated="18"/>
          </chart:series>
          <chart:series chart:style-name="ch10" chart:values-cell-range-address="00_64.F3:00_64.F20" chart:label-cell-address="00_64.F2:00_64.F2" chart:class="chart:line">
            <chart:data-point chart:repeated="18"/>
          </chart:series>
          <chart:series chart:style-name="ch11" chart:values-cell-range-address="00_64.J3:00_64.J20" chart:label-cell-address="00_64.J2:00_64.J2" chart:class="chart:line">
            <chart:data-point chart:repeated="18"/>
          </chart:series>
          <chart:series chart:style-name="ch12" chart:values-cell-range-address="00_64.N3:00_64.N20" chart:label-cell-address="00_64.N2:00_64.N2" chart:class="chart:line">
            <chart:data-point chart:repeated="18"/>
          </chart:series>
          <chart:series chart:style-name="ch13" chart:values-cell-range-address="00_64.R3:00_64.R20" chart:label-cell-address="00_64.R2:00_64.R2" chart:class="chart:line">
            <chart:data-point chart:repeated="18"/>
          </chart:series>
          <chart:series chart:style-name="ch14" chart:values-cell-range-address="00_64.V3:00_64.V20" chart:label-cell-address="00_64.V2:00_64.V2" chart:class="chart:line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d Model</text:p>
                <draw:g>
                  <svg:desc>00_64.B2:00_64.B2</svg:desc>
                </draw:g>
              </table:table-cell>
              <table:table-cell office:value-type="string">
                <text:p>SM/2</text:p>
                <draw:g>
                  <svg:desc>00_64.F2:00_64.F2</svg:desc>
                </draw:g>
              </table:table-cell>
              <table:table-cell office:value-type="string">
                <text:p>2*SM</text:p>
                <draw:g>
                  <svg:desc>00_64.J2:00_64.J2</svg:desc>
                </draw:g>
              </table:table-cell>
              <table:table-cell office:value-type="string">
                <text:p>30 Degrees</text:p>
                <draw:g>
                  <svg:desc>00_64.N2:00_64.N2</svg:desc>
                </draw:g>
              </table:table-cell>
              <table:table-cell office:value-type="string">
                <text:p>45 Degrees</text:p>
                <draw:g>
                  <svg:desc>00_64.R2:00_64.R2</svg:desc>
                </draw:g>
              </table:table-cell>
              <table:table-cell office:value-type="string">
                <text:p>60 Degrees</text:p>
                <draw:g>
                  <svg:desc>00_64.V2:00_64.V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00_64.A3:00_64.A20</svg:desc>
                </draw:g>
              </table:table-cell>
              <table:table-cell office:value-type="float" office:value="NaN">
                <text:p>NaN</text:p>
                <draw:g>
                  <svg:desc>00_64.B3:00_64.B20</svg:desc>
                </draw:g>
              </table:table-cell>
              <table:table-cell office:value-type="float" office:value="0">
                <text:p>0</text:p>
                <draw:g>
                  <svg:desc>00_64.F3:00_64.F20</svg:desc>
                </draw:g>
              </table:table-cell>
              <table:table-cell office:value-type="float" office:value="NaN">
                <text:p>NaN</text:p>
                <draw:g>
                  <svg:desc>00_64.J3:00_64.J20</svg:desc>
                </draw:g>
              </table:table-cell>
              <table:table-cell office:value-type="float" office:value="NaN">
                <text:p>NaN</text:p>
                <draw:g>
                  <svg:desc>00_64.N3:00_64.N20</svg:desc>
                </draw:g>
              </table:table-cell>
              <table:table-cell office:value-type="float" office:value="0">
                <text:p>0</text:p>
                <draw:g>
                  <svg:desc>00_64.R3:00_64.R20</svg:desc>
                </draw:g>
              </table:table-cell>
              <table:table-cell office:value-type="float" office:value="0">
                <text:p>0</text:p>
                <draw:g>
                  <svg:desc>00_64.V3:00_64.V2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0028236">
                <text:p>0.0028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5615">
                <text:p>0.00285615</text:p>
              </table:table-cell>
              <table:table-cell office:value-type="float" office:value="0.00281166">
                <text:p>0.0028116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.00919168">
                <text:p>0.00919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71512">
                <text:p>0.00871512</text:p>
              </table:table-cell>
              <table:table-cell office:value-type="float" office:value="0.00906904">
                <text:p>0.0090690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9751">
                <text:p>0.0379751</text:p>
              </table:table-cell>
              <table:table-cell office:value-type="float" office:value="0.0345377">
                <text:p>0.0345377</text:p>
              </table:table-cell>
              <table:table-cell office:value-type="float" office:value="0.0386288">
                <text:p>0.0386288</text:p>
              </table:table-cell>
              <table:table-cell office:value-type="float" office:value="0.033608">
                <text:p>0.033608</text:p>
              </table:table-cell>
              <table:table-cell office:value-type="float" office:value="0.0340024">
                <text:p>0.0340024</text:p>
              </table:table-cell>
              <table:table-cell office:value-type="float" office:value="0.0335185">
                <text:p>0.033518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54663">
                <text:p>0.154663</text:p>
              </table:table-cell>
              <table:table-cell office:value-type="float" office:value="0.15893">
                <text:p>0.15893</text:p>
              </table:table-cell>
              <table:table-cell office:value-type="float" office:value="0.163603">
                <text:p>0.163603</text:p>
              </table:table-cell>
              <table:table-cell office:value-type="float" office:value="0.14014">
                <text:p>0.14014</text:p>
              </table:table-cell>
              <table:table-cell office:value-type="float" office:value="0.153406">
                <text:p>0.153406</text:p>
              </table:table-cell>
              <table:table-cell office:value-type="float" office:value="0.157006">
                <text:p>0.15700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54395">
                <text:p>0.354395</text:p>
              </table:table-cell>
              <table:table-cell office:value-type="float" office:value="0.368314">
                <text:p>0.368314</text:p>
              </table:table-cell>
              <table:table-cell office:value-type="float" office:value="0.352132">
                <text:p>0.352132</text:p>
              </table:table-cell>
              <table:table-cell office:value-type="float" office:value="0.357321">
                <text:p>0.357321</text:p>
              </table:table-cell>
              <table:table-cell office:value-type="float" office:value="0.364502">
                <text:p>0.364502</text:p>
              </table:table-cell>
              <table:table-cell office:value-type="float" office:value="0.360138">
                <text:p>0.36013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658262">
                <text:p>0.658262</text:p>
              </table:table-cell>
              <table:table-cell office:value-type="float" office:value="0.62216">
                <text:p>0.62216</text:p>
              </table:table-cell>
              <table:table-cell office:value-type="float" office:value="0.636463">
                <text:p>0.636463</text:p>
              </table:table-cell>
              <table:table-cell office:value-type="float" office:value="0.625591">
                <text:p>0.625591</text:p>
              </table:table-cell>
              <table:table-cell office:value-type="float" office:value="0.652278">
                <text:p>0.652278</text:p>
              </table:table-cell>
              <table:table-cell office:value-type="float" office:value="0.647787">
                <text:p>0.64778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972755">
                <text:p>0.972755</text:p>
              </table:table-cell>
              <table:table-cell office:value-type="float" office:value="0.948005">
                <text:p>0.948005</text:p>
              </table:table-cell>
              <table:table-cell office:value-type="float" office:value="0.964389">
                <text:p>0.964389</text:p>
              </table:table-cell>
              <table:table-cell office:value-type="float" office:value="0.9845">
                <text:p>0.9845</text:p>
              </table:table-cell>
              <table:table-cell office:value-type="float" office:value="0.933457">
                <text:p>0.933457</text:p>
              </table:table-cell>
              <table:table-cell office:value-type="float" office:value="0.990703">
                <text:p>0.99070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32546">
                <text:p>1.32546</text:p>
              </table:table-cell>
              <table:table-cell office:value-type="float" office:value="1.27376">
                <text:p>1.27376</text:p>
              </table:table-cell>
              <table:table-cell office:value-type="float" office:value="1.28343">
                <text:p>1.28343</text:p>
              </table:table-cell>
              <table:table-cell office:value-type="float" office:value="1.30926">
                <text:p>1.30926</text:p>
              </table:table-cell>
              <table:table-cell office:value-type="float" office:value="1.33292">
                <text:p>1.33292</text:p>
              </table:table-cell>
              <table:table-cell office:value-type="float" office:value="1.30039">
                <text:p>1.3003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.66713">
                <text:p>1.66713</text:p>
              </table:table-cell>
              <table:table-cell office:value-type="float" office:value="1.65801">
                <text:p>1.65801</text:p>
              </table:table-cell>
              <table:table-cell office:value-type="float" office:value="1.59721">
                <text:p>1.59721</text:p>
              </table:table-cell>
              <table:table-cell office:value-type="float" office:value="1.64447">
                <text:p>1.64447</text:p>
              </table:table-cell>
              <table:table-cell office:value-type="float" office:value="1.67456">
                <text:p>1.67456</text:p>
              </table:table-cell>
              <table:table-cell office:value-type="float" office:value="1.66359">
                <text:p>1.6635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.99265">
                <text:p>1.99265</text:p>
              </table:table-cell>
              <table:table-cell office:value-type="float" office:value="1.93526">
                <text:p>1.93526</text:p>
              </table:table-cell>
              <table:table-cell office:value-type="float" office:value="1.91734">
                <text:p>1.91734</text:p>
              </table:table-cell>
              <table:table-cell office:value-type="float" office:value="1.97527">
                <text:p>1.97527</text:p>
              </table:table-cell>
              <table:table-cell office:value-type="float" office:value="1.97841">
                <text:p>1.97841</text:p>
              </table:table-cell>
              <table:table-cell office:value-type="float" office:value="1.99261">
                <text:p>1.9926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.2922">
                <text:p>2.2922</text:p>
              </table:table-cell>
              <table:table-cell office:value-type="float" office:value="2.2478">
                <text:p>2.2478</text:p>
              </table:table-cell>
              <table:table-cell office:value-type="float" office:value="2.20466">
                <text:p>2.20466</text:p>
              </table:table-cell>
              <table:table-cell office:value-type="float" office:value="2.22767">
                <text:p>2.22767</text:p>
              </table:table-cell>
              <table:table-cell office:value-type="float" office:value="2.22473">
                <text:p>2.22473</text:p>
              </table:table-cell>
              <table:table-cell office:value-type="float" office:value="2.23947">
                <text:p>2.2394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2.58878">
                <text:p>2.58878</text:p>
              </table:table-cell>
              <table:table-cell office:value-type="float" office:value="2.54731">
                <text:p>2.54731</text:p>
              </table:table-cell>
              <table:table-cell office:value-type="float" office:value="2.53987">
                <text:p>2.53987</text:p>
              </table:table-cell>
              <table:table-cell office:value-type="float" office:value="2.54287">
                <text:p>2.54287</text:p>
              </table:table-cell>
              <table:table-cell office:value-type="float" office:value="2.57298">
                <text:p>2.57298</text:p>
              </table:table-cell>
              <table:table-cell office:value-type="float" office:value="2.56543">
                <text:p>2.5654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.87068">
                <text:p>2.87068</text:p>
              </table:table-cell>
              <table:table-cell office:value-type="float" office:value="2.85855">
                <text:p>2.85855</text:p>
              </table:table-cell>
              <table:table-cell office:value-type="float" office:value="2.81811">
                <text:p>2.81811</text:p>
              </table:table-cell>
              <table:table-cell office:value-type="float" office:value="2.81958">
                <text:p>2.81958</text:p>
              </table:table-cell>
              <table:table-cell office:value-type="float" office:value="2.87597">
                <text:p>2.87597</text:p>
              </table:table-cell>
              <table:table-cell office:value-type="float" office:value="2.91588">
                <text:p>2.91588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1286">
                <text:p>3.1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2499">
                <text:p>3.22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958">
                <text:p>3.6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23cm" svg:y="0.316cm" chart:style-name="ch2">
          <text:p>Efficiency in SR2</text:p>
        </chart:title>
        <chart:legend chart:legend-position="end" svg:x="12.837cm" svg:y="2.956cm" style:legend-expansion="high" chart:style-name="ch3"/>
        <chart:plot-area chart:style-name="ch4" table:cell-range-address="00_64.A2:00_64.A19 00_64.C2:00_64.C19 00_64.G2:00_64.G19 00_64.K2:00_64.K19 00_64.O2:00_64.O19 00_64.S2:00_64.S19 00_64.W2:00_64.W19" chart:data-source-has-labels="both" svg:x="1.331cm" svg:y="1.275cm" svg:width="11.186cm" svg:height="6.564cm">
          <chartooo:coordinate-region svg:x="2.058cm" svg:y="1.475cm" svg:width="10.179cm" svg:height="5.717cm"/>
          <chart:axis chart:dimension="x" chart:name="primary-x" chart:style-name="ch5" chartooo:axis-type="auto">
            <chartooo:date-scale/>
            <chart:title svg:x="5.808cm" svg:y="8.019cm" chart:style-name="ch6">
              <text:p>W' Mass (GeV)</text:p>
            </chart:title>
            <chart:categories table:cell-range-address="00_64.A3:00_64.A19"/>
            <chart:grid chart:style-name="ch7" chart:class="major"/>
          </chart:axis>
          <chart:axis chart:dimension="y" chart:name="primary-y" chart:style-name="ch5">
            <chart:title svg:x="0.451cm" svg:y="4.866cm" chart:style-name="ch8">
              <text:p>(%)</text:p>
            </chart:title>
            <chart:grid chart:style-name="ch7" chart:class="major"/>
          </chart:axis>
          <chart:series chart:style-name="ch9" chart:values-cell-range-address="00_64.C3:00_64.C19" chart:label-cell-address="00_64.C2:00_64.C2" chart:class="chart:line">
            <chart:data-point chart:repeated="17"/>
          </chart:series>
          <chart:series chart:style-name="ch10" chart:values-cell-range-address="00_64.G3:00_64.G19" chart:label-cell-address="00_64.G2:00_64.G2" chart:class="chart:line">
            <chart:data-point chart:repeated="17"/>
          </chart:series>
          <chart:series chart:style-name="ch11" chart:values-cell-range-address="00_64.K3:00_64.K19" chart:label-cell-address="00_64.K2:00_64.K2" chart:class="chart:line">
            <chart:data-point chart:repeated="17"/>
          </chart:series>
          <chart:series chart:style-name="ch12" chart:values-cell-range-address="00_64.O3:00_64.O19" chart:label-cell-address="00_64.O2:00_64.O2" chart:class="chart:line">
            <chart:data-point chart:repeated="17"/>
          </chart:series>
          <chart:series chart:style-name="ch13" chart:values-cell-range-address="00_64.S3:00_64.S19" chart:label-cell-address="00_64.S2:00_64.S2" chart:class="chart:line">
            <chart:data-point chart:repeated="17"/>
          </chart:series>
          <chart:series chart:style-name="ch14" chart:values-cell-range-address="00_64.W3:00_64.W19" chart:label-cell-address="00_64.W2:00_64.W2" chart:class="chart:line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d Model</text:p>
                <draw:g>
                  <svg:desc>00_64.C2:00_64.C2</svg:desc>
                </draw:g>
              </table:table-cell>
              <table:table-cell office:value-type="string">
                <text:p>SM/2</text:p>
                <draw:g>
                  <svg:desc>00_64.G2:00_64.G2</svg:desc>
                </draw:g>
              </table:table-cell>
              <table:table-cell office:value-type="string">
                <text:p>2*SM</text:p>
                <draw:g>
                  <svg:desc>00_64.K2:00_64.K2</svg:desc>
                </draw:g>
              </table:table-cell>
              <table:table-cell office:value-type="string">
                <text:p>30 Degrees</text:p>
                <draw:g>
                  <svg:desc>00_64.O2:00_64.O2</svg:desc>
                </draw:g>
              </table:table-cell>
              <table:table-cell office:value-type="string">
                <text:p>45 Degrees</text:p>
                <draw:g>
                  <svg:desc>00_64.S2:00_64.S2</svg:desc>
                </draw:g>
              </table:table-cell>
              <table:table-cell office:value-type="string">
                <text:p>60 Degrees</text:p>
                <draw:g>
                  <svg:desc>00_64.W2:00_64.W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00_64.A3:00_64.A19</svg:desc>
                </draw:g>
              </table:table-cell>
              <table:table-cell office:value-type="float" office:value="NaN">
                <text:p>NaN</text:p>
                <draw:g>
                  <svg:desc>00_64.C3:00_64.C19</svg:desc>
                </draw:g>
              </table:table-cell>
              <table:table-cell office:value-type="float" office:value="0.0762914">
                <text:p>0.0762914</text:p>
                <draw:g>
                  <svg:desc>00_64.G3:00_64.G19</svg:desc>
                </draw:g>
              </table:table-cell>
              <table:table-cell office:value-type="float" office:value="NaN">
                <text:p>NaN</text:p>
                <draw:g>
                  <svg:desc>00_64.K3:00_64.K19</svg:desc>
                </draw:g>
              </table:table-cell>
              <table:table-cell office:value-type="float" office:value="NaN">
                <text:p>NaN</text:p>
                <draw:g>
                  <svg:desc>00_64.O3:00_64.O19</svg:desc>
                </draw:g>
              </table:table-cell>
              <table:table-cell office:value-type="float" office:value="0.074251">
                <text:p>0.074251</text:p>
                <draw:g>
                  <svg:desc>00_64.S3:00_64.S19</svg:desc>
                </draw:g>
              </table:table-cell>
              <table:table-cell office:value-type="float" office:value="0.0730116">
                <text:p>0.0730116</text:p>
                <draw:g>
                  <svg:desc>00_64.W3:00_64.W19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122778">
                <text:p>0.122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034">
                <text:p>0.12034</text:p>
              </table:table-cell>
              <table:table-cell office:value-type="float" office:value="0.123918">
                <text:p>0.12391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.280796">
                <text:p>0.280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6957">
                <text:p>0.266957</text:p>
              </table:table-cell>
              <table:table-cell office:value-type="float" office:value="0.270709">
                <text:p>0.27070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62838">
                <text:p>0.462838</text:p>
              </table:table-cell>
              <table:table-cell office:value-type="float" office:value="0.466139">
                <text:p>0.466139</text:p>
              </table:table-cell>
              <table:table-cell office:value-type="float" office:value="0.445375">
                <text:p>0.445375</text:p>
              </table:table-cell>
              <table:table-cell office:value-type="float" office:value="0.461249">
                <text:p>0.461249</text:p>
              </table:table-cell>
              <table:table-cell office:value-type="float" office:value="0.449497">
                <text:p>0.449497</text:p>
              </table:table-cell>
              <table:table-cell office:value-type="float" office:value="0.450079">
                <text:p>0.45007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23578">
                <text:p>0.623578</text:p>
              </table:table-cell>
              <table:table-cell office:value-type="float" office:value="0.624427">
                <text:p>0.624427</text:p>
              </table:table-cell>
              <table:table-cell office:value-type="float" office:value="0.600979">
                <text:p>0.600979</text:p>
              </table:table-cell>
              <table:table-cell office:value-type="float" office:value="0.603185">
                <text:p>0.603185</text:p>
              </table:table-cell>
              <table:table-cell office:value-type="float" office:value="0.62229">
                <text:p>0.62229</text:p>
              </table:table-cell>
              <table:table-cell office:value-type="float" office:value="0.620562">
                <text:p>0.62056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29301">
                <text:p>0.729301</text:p>
              </table:table-cell>
              <table:table-cell office:value-type="float" office:value="0.727216">
                <text:p>0.727216</text:p>
              </table:table-cell>
              <table:table-cell office:value-type="float" office:value="0.699415">
                <text:p>0.699415</text:p>
              </table:table-cell>
              <table:table-cell office:value-type="float" office:value="0.707703">
                <text:p>0.707703</text:p>
              </table:table-cell>
              <table:table-cell office:value-type="float" office:value="0.723609">
                <text:p>0.723609</text:p>
              </table:table-cell>
              <table:table-cell office:value-type="float" office:value="0.754883">
                <text:p>0.75488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807349">
                <text:p>0.807349</text:p>
              </table:table-cell>
              <table:table-cell office:value-type="float" office:value="0.80706">
                <text:p>0.80706</text:p>
              </table:table-cell>
              <table:table-cell office:value-type="float" office:value="0.788807">
                <text:p>0.788807</text:p>
              </table:table-cell>
              <table:table-cell office:value-type="float" office:value="0.800132">
                <text:p>0.800132</text:p>
              </table:table-cell>
              <table:table-cell office:value-type="float" office:value="0.815322">
                <text:p>0.815322</text:p>
              </table:table-cell>
              <table:table-cell office:value-type="float" office:value="0.82604">
                <text:p>0.8260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850829">
                <text:p>0.850829</text:p>
              </table:table-cell>
              <table:table-cell office:value-type="float" office:value="0.865473">
                <text:p>0.865473</text:p>
              </table:table-cell>
              <table:table-cell office:value-type="float" office:value="0.832831">
                <text:p>0.832831</text:p>
              </table:table-cell>
              <table:table-cell office:value-type="float" office:value="0.859147">
                <text:p>0.859147</text:p>
              </table:table-cell>
              <table:table-cell office:value-type="float" office:value="0.869257">
                <text:p>0.869257</text:p>
              </table:table-cell>
              <table:table-cell office:value-type="float" office:value="0.854859">
                <text:p>0.85485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98142">
                <text:p>0.898142</text:p>
              </table:table-cell>
              <table:table-cell office:value-type="float" office:value="0.915664">
                <text:p>0.915664</text:p>
              </table:table-cell>
              <table:table-cell office:value-type="float" office:value="0.879037">
                <text:p>0.879037</text:p>
              </table:table-cell>
              <table:table-cell office:value-type="float" office:value="0.903036">
                <text:p>0.903036</text:p>
              </table:table-cell>
              <table:table-cell office:value-type="float" office:value="0.912923">
                <text:p>0.912923</text:p>
              </table:table-cell>
              <table:table-cell office:value-type="float" office:value="0.905802">
                <text:p>0.9058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918439">
                <text:p>0.918439</text:p>
              </table:table-cell>
              <table:table-cell office:value-type="float" office:value="0.925479">
                <text:p>0.925479</text:p>
              </table:table-cell>
              <table:table-cell office:value-type="float" office:value="0.885904">
                <text:p>0.885904</text:p>
              </table:table-cell>
              <table:table-cell office:value-type="float" office:value="0.907284">
                <text:p>0.907284</text:p>
              </table:table-cell>
              <table:table-cell office:value-type="float" office:value="0.896985">
                <text:p>0.896985</text:p>
              </table:table-cell>
              <table:table-cell office:value-type="float" office:value="0.92026">
                <text:p>0.9202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914542">
                <text:p>0.914542</text:p>
              </table:table-cell>
              <table:table-cell office:value-type="float" office:value="0.916426">
                <text:p>0.916426</text:p>
              </table:table-cell>
              <table:table-cell office:value-type="float" office:value="0.924166">
                <text:p>0.924166</text:p>
              </table:table-cell>
              <table:table-cell office:value-type="float" office:value="0.907188">
                <text:p>0.907188</text:p>
              </table:table-cell>
              <table:table-cell office:value-type="float" office:value="0.959325">
                <text:p>0.959325</text:p>
              </table:table-cell>
              <table:table-cell office:value-type="float" office:value="0.953489">
                <text:p>0.95348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926687">
                <text:p>0.926687</text:p>
              </table:table-cell>
              <table:table-cell office:value-type="float" office:value="0.903645">
                <text:p>0.903645</text:p>
              </table:table-cell>
              <table:table-cell office:value-type="float" office:value="0.91485">
                <text:p>0.91485</text:p>
              </table:table-cell>
              <table:table-cell office:value-type="float" office:value="0.935574">
                <text:p>0.935574</text:p>
              </table:table-cell>
              <table:table-cell office:value-type="float" office:value="0.924947">
                <text:p>0.924947</text:p>
              </table:table-cell>
              <table:table-cell office:value-type="float" office:value="0.980384">
                <text:p>0.98038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911694">
                <text:p>0.911694</text:p>
              </table:table-cell>
              <table:table-cell office:value-type="float" office:value="0.886463">
                <text:p>0.886463</text:p>
              </table:table-cell>
              <table:table-cell office:value-type="float" office:value="0.888721">
                <text:p>0.888721</text:p>
              </table:table-cell>
              <table:table-cell office:value-type="float" office:value="0.910357">
                <text:p>0.910357</text:p>
              </table:table-cell>
              <table:table-cell office:value-type="float" office:value="0.923597">
                <text:p>0.923597</text:p>
              </table:table-cell>
              <table:table-cell office:value-type="float" office:value="0.917449">
                <text:p>0.91744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11545">
                <text:p>0.911545</text:p>
              </table:table-cell>
              <table:table-cell office:value-type="float" office:value="0.886657">
                <text:p>0.886657</text:p>
              </table:table-cell>
              <table:table-cell office:value-type="float" office:value="0.872968">
                <text:p>0.872968</text:p>
              </table:table-cell>
              <table:table-cell office:value-type="float" office:value="0.865802">
                <text:p>0.865802</text:p>
              </table:table-cell>
              <table:table-cell office:value-type="float" office:value="0.913171">
                <text:p>0.913171</text:p>
              </table:table-cell>
              <table:table-cell office:value-type="float" office:value="0.91147">
                <text:p>0.91147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605">
                <text:p>0.87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2219">
                <text:p>0.85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0012">
                <text:p>0.88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33cm" svg:y="0.316cm" chart:style-name="ch2">
          <text:p>Efficiency of MuTau selection</text:p>
        </chart:title>
        <chart:legend chart:legend-position="end" svg:x="12.837cm" svg:y="2.956cm" style:legend-expansion="high" chart:style-name="ch3"/>
        <chart:plot-area chart:style-name="ch4" table:cell-range-address="00_64.A2:00_64.A19 00_64.D2:00_64.D19 00_64.H2:00_64.H19 00_64.L2:00_64.L19 00_64.P2:00_64.P19 00_64.T2:00_64.T19 00_64.X2:00_64.X19" chart:data-source-has-labels="both" svg:x="1.331cm" svg:y="1.275cm" svg:width="11.186cm" svg:height="6.564cm">
          <chartooo:coordinate-region svg:x="2.058cm" svg:y="1.474cm" svg:width="10.179cm" svg:height="5.718cm"/>
          <chart:axis chart:dimension="x" chart:name="primary-x" chart:style-name="ch5" chartooo:axis-type="auto">
            <chartooo:date-scale/>
            <chart:title svg:x="5.808cm" svg:y="8.019cm" chart:style-name="ch6">
              <text:p>W' Mass (GeV)</text:p>
            </chart:title>
            <chart:categories table:cell-range-address="00_64.A3:00_64.A19"/>
            <chart:grid chart:style-name="ch7" chart:class="major"/>
          </chart:axis>
          <chart:axis chart:dimension="y" chart:name="primary-y" chart:style-name="ch5">
            <chart:title svg:x="0.451cm" svg:y="4.866cm" chart:style-name="ch8">
              <text:p>(%)</text:p>
            </chart:title>
            <chart:grid chart:style-name="ch7" chart:class="major"/>
          </chart:axis>
          <chart:series chart:style-name="ch9" chart:values-cell-range-address="00_64.D3:00_64.D19" chart:label-cell-address="00_64.D2:00_64.D2" chart:class="chart:line">
            <chart:data-point chart:repeated="17"/>
          </chart:series>
          <chart:series chart:style-name="ch10" chart:values-cell-range-address="00_64.H3:00_64.H19" chart:label-cell-address="00_64.H2:00_64.H2" chart:class="chart:line">
            <chart:data-point chart:repeated="17"/>
          </chart:series>
          <chart:series chart:style-name="ch11" chart:values-cell-range-address="00_64.L3:00_64.L19" chart:label-cell-address="00_64.L2:00_64.L2" chart:class="chart:line">
            <chart:data-point chart:repeated="17"/>
          </chart:series>
          <chart:series chart:style-name="ch12" chart:values-cell-range-address="00_64.P3:00_64.P19" chart:label-cell-address="00_64.P2:00_64.P2" chart:class="chart:line">
            <chart:data-point chart:repeated="17"/>
          </chart:series>
          <chart:series chart:style-name="ch13" chart:values-cell-range-address="00_64.T3:00_64.T19" chart:label-cell-address="00_64.T2:00_64.T2" chart:class="chart:line">
            <chart:data-point chart:repeated="17"/>
          </chart:series>
          <chart:series chart:style-name="ch14" chart:values-cell-range-address="00_64.X3:00_64.X19" chart:label-cell-address="00_64.X2:00_64.X2" chart:class="chart:line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d Model</text:p>
                <draw:g>
                  <svg:desc>00_64.D2:00_64.D2</svg:desc>
                </draw:g>
              </table:table-cell>
              <table:table-cell office:value-type="string">
                <text:p>SM/2</text:p>
                <draw:g>
                  <svg:desc>00_64.H2:00_64.H2</svg:desc>
                </draw:g>
              </table:table-cell>
              <table:table-cell office:value-type="string">
                <text:p>2*SM</text:p>
                <draw:g>
                  <svg:desc>00_64.L2:00_64.L2</svg:desc>
                </draw:g>
              </table:table-cell>
              <table:table-cell office:value-type="string">
                <text:p>30 Degrees</text:p>
                <draw:g>
                  <svg:desc>00_64.P2:00_64.P2</svg:desc>
                </draw:g>
              </table:table-cell>
              <table:table-cell office:value-type="string">
                <text:p>45 Degrees</text:p>
                <draw:g>
                  <svg:desc>00_64.T2:00_64.T2</svg:desc>
                </draw:g>
              </table:table-cell>
              <table:table-cell office:value-type="string">
                <text:p>60 Degrees</text:p>
                <draw:g>
                  <svg:desc>00_64.X2:00_64.X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00_64.A3:00_64.A19</svg:desc>
                </draw:g>
              </table:table-cell>
              <table:table-cell office:value-type="float" office:value="NaN">
                <text:p>NaN</text:p>
                <draw:g>
                  <svg:desc>00_64.D3:00_64.D19</svg:desc>
                </draw:g>
              </table:table-cell>
              <table:table-cell office:value-type="float" office:value="0">
                <text:p>0</text:p>
                <draw:g>
                  <svg:desc>00_64.H3:00_64.H19</svg:desc>
                </draw:g>
              </table:table-cell>
              <table:table-cell office:value-type="float" office:value="NaN">
                <text:p>NaN</text:p>
                <draw:g>
                  <svg:desc>00_64.L3:00_64.L19</svg:desc>
                </draw:g>
              </table:table-cell>
              <table:table-cell office:value-type="float" office:value="NaN">
                <text:p>NaN</text:p>
                <draw:g>
                  <svg:desc>00_64.P3:00_64.P19</svg:desc>
                </draw:g>
              </table:table-cell>
              <table:table-cell office:value-type="float" office:value="0">
                <text:p>0</text:p>
                <draw:g>
                  <svg:desc>00_64.T3:00_64.T19</svg:desc>
                </draw:g>
              </table:table-cell>
              <table:table-cell office:value-type="float" office:value="0">
                <text:p>0</text:p>
                <draw:g>
                  <svg:desc>00_64.X3:00_64.X19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000103397">
                <text:p>0.000103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911778">
                <text:p>0.0000911778</text:p>
              </table:table-cell>
              <table:table-cell office:value-type="float" office:value="0.000121224">
                <text:p>0.00012122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.000783301">
                <text:p>0.000783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05422">
                <text:p>0.000705422</text:p>
              </table:table-cell>
              <table:table-cell office:value-type="float" office:value="0.000736552">
                <text:p>0.00073655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404094">
                <text:p>0.00404094</text:p>
              </table:table-cell>
              <table:table-cell office:value-type="float" office:value="0.00454572">
                <text:p>0.00454572</text:p>
              </table:table-cell>
              <table:table-cell office:value-type="float" office:value="0.00560499">
                <text:p>0.00560499</text:p>
              </table:table-cell>
              <table:table-cell office:value-type="float" office:value="0.00370257">
                <text:p>0.00370257</text:p>
              </table:table-cell>
              <table:table-cell office:value-type="float" office:value="0.0055887">
                <text:p>0.0055887</text:p>
              </table:table-cell>
              <table:table-cell office:value-type="float" office:value="0.00671611">
                <text:p>0.0067161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258567">
                <text:p>0.0258567</text:p>
              </table:table-cell>
              <table:table-cell office:value-type="float" office:value="0.0255106">
                <text:p>0.0255106</text:p>
              </table:table-cell>
              <table:table-cell office:value-type="float" office:value="0.0182618">
                <text:p>0.0182618</text:p>
              </table:table-cell>
              <table:table-cell office:value-type="float" office:value="0.0234032">
                <text:p>0.0234032</text:p>
              </table:table-cell>
              <table:table-cell office:value-type="float" office:value="0.0251504">
                <text:p>0.0251504</text:p>
              </table:table-cell>
              <table:table-cell office:value-type="float" office:value="0.019821">
                <text:p>0.01982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768502">
                <text:p>0.0768502</text:p>
              </table:table-cell>
              <table:table-cell office:value-type="float" office:value="0.0837797">
                <text:p>0.0837797</text:p>
              </table:table-cell>
              <table:table-cell office:value-type="float" office:value="0.08994">
                <text:p>0.08994</text:p>
              </table:table-cell>
              <table:table-cell office:value-type="float" office:value="0.0887572">
                <text:p>0.0887572</text:p>
              </table:table-cell>
              <table:table-cell office:value-type="float" office:value="0.0811364">
                <text:p>0.0811364</text:p>
              </table:table-cell>
              <table:table-cell office:value-type="float" office:value="0.0838412">
                <text:p>0.083841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185076">
                <text:p>0.185076</text:p>
              </table:table-cell>
              <table:table-cell office:value-type="float" office:value="0.203787">
                <text:p>0.203787</text:p>
              </table:table-cell>
              <table:table-cell office:value-type="float" office:value="0.172166">
                <text:p>0.172166</text:p>
              </table:table-cell>
              <table:table-cell office:value-type="float" office:value="0.208677">
                <text:p>0.208677</text:p>
              </table:table-cell>
              <table:table-cell office:value-type="float" office:value="0.194501">
                <text:p>0.194501</text:p>
              </table:table-cell>
              <table:table-cell office:value-type="float" office:value="0.190401">
                <text:p>0.19040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44936">
                <text:p>0.344936</text:p>
              </table:table-cell>
              <table:table-cell office:value-type="float" office:value="0.352325">
                <text:p>0.352325</text:p>
              </table:table-cell>
              <table:table-cell office:value-type="float" office:value="0.355963">
                <text:p>0.355963</text:p>
              </table:table-cell>
              <table:table-cell office:value-type="float" office:value="0.364947">
                <text:p>0.364947</text:p>
              </table:table-cell>
              <table:table-cell office:value-type="float" office:value="0.348398">
                <text:p>0.348398</text:p>
              </table:table-cell>
              <table:table-cell office:value-type="float" office:value="0.35944">
                <text:p>0.3594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22344">
                <text:p>0.522344</text:p>
              </table:table-cell>
              <table:table-cell office:value-type="float" office:value="0.539323">
                <text:p>0.539323</text:p>
              </table:table-cell>
              <table:table-cell office:value-type="float" office:value="0.514521">
                <text:p>0.514521</text:p>
              </table:table-cell>
              <table:table-cell office:value-type="float" office:value="0.556638">
                <text:p>0.556638</text:p>
              </table:table-cell>
              <table:table-cell office:value-type="float" office:value="0.570482">
                <text:p>0.570482</text:p>
              </table:table-cell>
              <table:table-cell office:value-type="float" office:value="0.504099">
                <text:p>0.50409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43787">
                <text:p>0.743787</text:p>
              </table:table-cell>
              <table:table-cell office:value-type="float" office:value="0.777479">
                <text:p>0.777479</text:p>
              </table:table-cell>
              <table:table-cell office:value-type="float" office:value="0.766945">
                <text:p>0.766945</text:p>
              </table:table-cell>
              <table:table-cell office:value-type="float" office:value="0.786534">
                <text:p>0.786534</text:p>
              </table:table-cell>
              <table:table-cell office:value-type="float" office:value="0.787179">
                <text:p>0.787179</text:p>
              </table:table-cell>
              <table:table-cell office:value-type="float" office:value="0.752807">
                <text:p>0.75280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970375">
                <text:p>0.970375</text:p>
              </table:table-cell>
              <table:table-cell office:value-type="float" office:value="0.99158">
                <text:p>0.99158</text:p>
              </table:table-cell>
              <table:table-cell office:value-type="float" office:value="1.00774">
                <text:p>1.00774</text:p>
              </table:table-cell>
              <table:table-cell office:value-type="float" office:value="0.992823">
                <text:p>0.992823</text:p>
              </table:table-cell>
              <table:table-cell office:value-type="float" office:value="0.973748">
                <text:p>0.973748</text:p>
              </table:table-cell>
              <table:table-cell office:value-type="float" office:value="1.02783">
                <text:p>1.0278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.20054">
                <text:p>1.20054</text:p>
              </table:table-cell>
              <table:table-cell office:value-type="float" office:value="1.21943">
                <text:p>1.21943</text:p>
              </table:table-cell>
              <table:table-cell office:value-type="float" office:value="1.21469">
                <text:p>1.21469</text:p>
              </table:table-cell>
              <table:table-cell office:value-type="float" office:value="1.25061">
                <text:p>1.25061</text:p>
              </table:table-cell>
              <table:table-cell office:value-type="float" office:value="1.24593">
                <text:p>1.24593</text:p>
              </table:table-cell>
              <table:table-cell office:value-type="float" office:value="1.22866">
                <text:p>1.2286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.44506">
                <text:p>1.44506</text:p>
              </table:table-cell>
              <table:table-cell office:value-type="float" office:value="1.53535">
                <text:p>1.53535</text:p>
              </table:table-cell>
              <table:table-cell office:value-type="float" office:value="1.54151">
                <text:p>1.54151</text:p>
              </table:table-cell>
              <table:table-cell office:value-type="float" office:value="1.53093">
                <text:p>1.53093</text:p>
              </table:table-cell>
              <table:table-cell office:value-type="float" office:value="1.4692">
                <text:p>1.4692</text:p>
              </table:table-cell>
              <table:table-cell office:value-type="float" office:value="1.49769">
                <text:p>1.4976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66933">
                <text:p>1.66933</text:p>
              </table:table-cell>
              <table:table-cell office:value-type="float" office:value="1.75473">
                <text:p>1.75473</text:p>
              </table:table-cell>
              <table:table-cell office:value-type="float" office:value="1.69623">
                <text:p>1.69623</text:p>
              </table:table-cell>
              <table:table-cell office:value-type="float" office:value="1.73399">
                <text:p>1.73399</text:p>
              </table:table-cell>
              <table:table-cell office:value-type="float" office:value="1.7245">
                <text:p>1.7245</text:p>
              </table:table-cell>
              <table:table-cell office:value-type="float" office:value="1.76612">
                <text:p>1.7661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7975">
                <text:p>1.97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2211">
                <text:p>2.22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0792">
                <text:p>2.20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17cm" svg:y="0.316cm" chart:style-name="ch2">
          <text:p>Efficiency of ElectronTau selection</text:p>
        </chart:title>
        <chart:legend chart:legend-position="end" svg:x="12.837cm" svg:y="2.956cm" style:legend-expansion="high" chart:style-name="ch3"/>
        <chart:plot-area chart:style-name="ch4" table:cell-range-address="00_64.A3:00_64.A19 00_64.E2:00_64.E19 00_64.I2:00_64.I19 00_64.M2:00_64.M19 00_64.Q2:00_64.Q19 00_64.U2:00_64.U19 00_64.Y2:00_64.Y19" chart:data-source-has-labels="both" svg:x="1.331cm" svg:y="1.275cm" svg:width="11.186cm" svg:height="6.564cm">
          <chartooo:coordinate-region svg:x="2.058cm" svg:y="1.474cm" svg:width="10.179cm" svg:height="5.718cm"/>
          <chart:axis chart:dimension="x" chart:name="primary-x" chart:style-name="ch5" chartooo:axis-type="auto">
            <chartooo:date-scale/>
            <chart:title svg:x="5.808cm" svg:y="8.019cm" chart:style-name="ch6">
              <text:p>W' Mass (GeV)</text:p>
            </chart:title>
            <chart:categories table:cell-range-address="00_64.A3:00_64.A19"/>
            <chart:grid chart:style-name="ch7" chart:class="major"/>
          </chart:axis>
          <chart:axis chart:dimension="y" chart:name="primary-y" chart:style-name="ch5">
            <chart:title svg:x="0.451cm" svg:y="4.866cm" chart:style-name="ch8">
              <text:p>(%)</text:p>
            </chart:title>
            <chart:grid chart:style-name="ch7" chart:class="major"/>
          </chart:axis>
          <chart:series chart:style-name="ch9" chart:values-cell-range-address="00_64.E3:00_64.E19" chart:label-cell-address="00_64.E2:00_64.E2" chart:class="chart:line">
            <chart:data-point chart:repeated="17"/>
          </chart:series>
          <chart:series chart:style-name="ch10" chart:values-cell-range-address="00_64.I3:00_64.I19" chart:label-cell-address="00_64.I2:00_64.I2" chart:class="chart:line">
            <chart:data-point chart:repeated="17"/>
          </chart:series>
          <chart:series chart:style-name="ch11" chart:values-cell-range-address="00_64.M3:00_64.M19" chart:label-cell-address="00_64.M2:00_64.M2" chart:class="chart:line">
            <chart:data-point chart:repeated="17"/>
          </chart:series>
          <chart:series chart:style-name="ch12" chart:values-cell-range-address="00_64.Q3:00_64.Q19" chart:label-cell-address="00_64.Q2:00_64.Q2" chart:class="chart:line">
            <chart:data-point chart:repeated="17"/>
          </chart:series>
          <chart:series chart:style-name="ch13" chart:values-cell-range-address="00_64.U3:00_64.U19" chart:label-cell-address="00_64.U2:00_64.U2" chart:class="chart:line">
            <chart:data-point chart:repeated="17"/>
          </chart:series>
          <chart:series chart:style-name="ch14" chart:values-cell-range-address="00_64.Y3:00_64.Y19" chart:label-cell-address="00_64.Y2:00_64.Y2" chart:class="chart:line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d Model</text:p>
                <draw:g>
                  <svg:desc>00_64.E2:00_64.E2</svg:desc>
                </draw:g>
              </table:table-cell>
              <table:table-cell office:value-type="string">
                <text:p>SM/2</text:p>
                <draw:g>
                  <svg:desc>00_64.I2:00_64.I2</svg:desc>
                </draw:g>
              </table:table-cell>
              <table:table-cell office:value-type="string">
                <text:p>2*SM</text:p>
                <draw:g>
                  <svg:desc>00_64.M2:00_64.M2</svg:desc>
                </draw:g>
              </table:table-cell>
              <table:table-cell office:value-type="string">
                <text:p>30 Degrees</text:p>
                <draw:g>
                  <svg:desc>00_64.Q2:00_64.Q2</svg:desc>
                </draw:g>
              </table:table-cell>
              <table:table-cell office:value-type="string">
                <text:p>45 Degrees</text:p>
                <draw:g>
                  <svg:desc>00_64.U2:00_64.U2</svg:desc>
                </draw:g>
              </table:table-cell>
              <table:table-cell office:value-type="string">
                <text:p>60 Degrees</text:p>
                <draw:g>
                  <svg:desc>00_64.Y2:00_64.Y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00_64.A3:00_64.A19</svg:desc>
                </draw:g>
              </table:table-cell>
              <table:table-cell office:value-type="float" office:value="NaN">
                <text:p>NaN</text:p>
                <draw:g>
                  <svg:desc>00_64.E3:00_64.E19</svg:desc>
                </draw:g>
              </table:table-cell>
              <table:table-cell office:value-type="float" office:value="0">
                <text:p>0</text:p>
                <draw:g>
                  <svg:desc>00_64.I3:00_64.I19</svg:desc>
                </draw:g>
              </table:table-cell>
              <table:table-cell office:value-type="float" office:value="NaN">
                <text:p>NaN</text:p>
                <draw:g>
                  <svg:desc>00_64.M3:00_64.M19</svg:desc>
                </draw:g>
              </table:table-cell>
              <table:table-cell office:value-type="float" office:value="NaN">
                <text:p>NaN</text:p>
                <draw:g>
                  <svg:desc>00_64.Q3:00_64.Q19</svg:desc>
                </draw:g>
              </table:table-cell>
              <table:table-cell office:value-type="float" office:value="0">
                <text:p>0</text:p>
                <draw:g>
                  <svg:desc>00_64.U3:00_64.U19</svg:desc>
                </draw:g>
              </table:table-cell>
              <table:table-cell office:value-type="float" office:value="0">
                <text:p>0</text:p>
                <draw:g>
                  <svg:desc>00_64.Y3:00_64.Y19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0000910524">
                <text:p>0.000091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794554">
                <text:p>0.0000794554</text:p>
              </table:table-cell>
              <table:table-cell office:value-type="float" office:value="0.0000615145">
                <text:p>0.000061514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.000661304">
                <text:p>0.00066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21552">
                <text:p>0.000821552</text:p>
              </table:table-cell>
              <table:table-cell office:value-type="float" office:value="0.000564453">
                <text:p>0.0005644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593">
                <text:p>0.003593</text:p>
              </table:table-cell>
              <table:table-cell office:value-type="float" office:value="0.00469618">
                <text:p>0.00469618</text:p>
              </table:table-cell>
              <table:table-cell office:value-type="float" office:value="0.00294153">
                <text:p>0.00294153</text:p>
              </table:table-cell>
              <table:table-cell office:value-type="float" office:value="0.00321656">
                <text:p>0.00321656</text:p>
              </table:table-cell>
              <table:table-cell office:value-type="float" office:value="0.00277501">
                <text:p>0.00277501</text:p>
              </table:table-cell>
              <table:table-cell office:value-type="float" office:value="0.00345025">
                <text:p>0.0034502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172164">
                <text:p>0.0172164</text:p>
              </table:table-cell>
              <table:table-cell office:value-type="float" office:value="0.0198486">
                <text:p>0.0198486</text:p>
              </table:table-cell>
              <table:table-cell office:value-type="float" office:value="0.0243421">
                <text:p>0.0243421</text:p>
              </table:table-cell>
              <table:table-cell office:value-type="float" office:value="0.0223469">
                <text:p>0.0223469</text:p>
              </table:table-cell>
              <table:table-cell office:value-type="float" office:value="0.0212106">
                <text:p>0.0212106</text:p>
              </table:table-cell>
              <table:table-cell office:value-type="float" office:value="0.0192161">
                <text:p>0.019216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649245">
                <text:p>0.0649245</text:p>
              </table:table-cell>
              <table:table-cell office:value-type="float" office:value="0.0735631">
                <text:p>0.0735631</text:p>
              </table:table-cell>
              <table:table-cell office:value-type="float" office:value="0.0706265">
                <text:p>0.0706265</text:p>
              </table:table-cell>
              <table:table-cell office:value-type="float" office:value="0.0749057">
                <text:p>0.0749057</text:p>
              </table:table-cell>
              <table:table-cell office:value-type="float" office:value="0.0554376">
                <text:p>0.0554376</text:p>
              </table:table-cell>
              <table:table-cell office:value-type="float" office:value="0.0652481">
                <text:p>0.065248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157442">
                <text:p>0.157442</text:p>
              </table:table-cell>
              <table:table-cell office:value-type="float" office:value="0.148178">
                <text:p>0.148178</text:p>
              </table:table-cell>
              <table:table-cell office:value-type="float" office:value="0.167566">
                <text:p>0.167566</text:p>
              </table:table-cell>
              <table:table-cell office:value-type="float" office:value="0.153876">
                <text:p>0.153876</text:p>
              </table:table-cell>
              <table:table-cell office:value-type="float" office:value="0.155277">
                <text:p>0.155277</text:p>
              </table:table-cell>
              <table:table-cell office:value-type="float" office:value="0.155307">
                <text:p>0.15530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298101">
                <text:p>0.298101</text:p>
              </table:table-cell>
              <table:table-cell office:value-type="float" office:value="0.28512">
                <text:p>0.28512</text:p>
              </table:table-cell>
              <table:table-cell office:value-type="float" office:value="0.279967">
                <text:p>0.279967</text:p>
              </table:table-cell>
              <table:table-cell office:value-type="float" office:value="0.292647">
                <text:p>0.292647</text:p>
              </table:table-cell>
              <table:table-cell office:value-type="float" office:value="0.282581">
                <text:p>0.282581</text:p>
              </table:table-cell>
              <table:table-cell office:value-type="float" office:value="0.267376">
                <text:p>0.26737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44767">
                <text:p>0.44767</text:p>
              </table:table-cell>
              <table:table-cell office:value-type="float" office:value="0.445757">
                <text:p>0.445757</text:p>
              </table:table-cell>
              <table:table-cell office:value-type="float" office:value="0.435443">
                <text:p>0.435443</text:p>
              </table:table-cell>
              <table:table-cell office:value-type="float" office:value="0.471289">
                <text:p>0.471289</text:p>
              </table:table-cell>
              <table:table-cell office:value-type="float" office:value="0.45119">
                <text:p>0.45119</text:p>
              </table:table-cell>
              <table:table-cell office:value-type="float" office:value="0.444503">
                <text:p>0.44450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623895">
                <text:p>0.623895</text:p>
              </table:table-cell>
              <table:table-cell office:value-type="float" office:value="0.630866">
                <text:p>0.630866</text:p>
              </table:table-cell>
              <table:table-cell office:value-type="float" office:value="0.602507">
                <text:p>0.602507</text:p>
              </table:table-cell>
              <table:table-cell office:value-type="float" office:value="0.644953">
                <text:p>0.644953</text:p>
              </table:table-cell>
              <table:table-cell office:value-type="float" office:value="0.621461">
                <text:p>0.621461</text:p>
              </table:table-cell>
              <table:table-cell office:value-type="float" office:value="0.639239">
                <text:p>0.63923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853668">
                <text:p>0.853668</text:p>
              </table:table-cell>
              <table:table-cell office:value-type="float" office:value="0.838777">
                <text:p>0.838777</text:p>
              </table:table-cell>
              <table:table-cell office:value-type="float" office:value="0.89846">
                <text:p>0.89846</text:p>
              </table:table-cell>
              <table:table-cell office:value-type="float" office:value="0.822228">
                <text:p>0.822228</text:p>
              </table:table-cell>
              <table:table-cell office:value-type="float" office:value="0.835509">
                <text:p>0.835509</text:p>
              </table:table-cell>
              <table:table-cell office:value-type="float" office:value="0.843597">
                <text:p>0.84359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.02897">
                <text:p>1.02897</text:p>
              </table:table-cell>
              <table:table-cell office:value-type="float" office:value="1.03899">
                <text:p>1.03899</text:p>
              </table:table-cell>
              <table:table-cell office:value-type="float" office:value="1.05288">
                <text:p>1.05288</text:p>
              </table:table-cell>
              <table:table-cell office:value-type="float" office:value="1.0192">
                <text:p>1.0192</text:p>
              </table:table-cell>
              <table:table-cell office:value-type="float" office:value="1.05895">
                <text:p>1.05895</text:p>
              </table:table-cell>
              <table:table-cell office:value-type="float" office:value="1.04877">
                <text:p>1.0487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.25585">
                <text:p>1.25585</text:p>
              </table:table-cell>
              <table:table-cell office:value-type="float" office:value="1.27345">
                <text:p>1.27345</text:p>
              </table:table-cell>
              <table:table-cell office:value-type="float" office:value="1.22226">
                <text:p>1.22226</text:p>
              </table:table-cell>
              <table:table-cell office:value-type="float" office:value="1.22167">
                <text:p>1.22167</text:p>
              </table:table-cell>
              <table:table-cell office:value-type="float" office:value="1.28732">
                <text:p>1.28732</text:p>
              </table:table-cell>
              <table:table-cell office:value-type="float" office:value="1.26401">
                <text:p>1.2640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44915">
                <text:p>1.44915</text:p>
              </table:table-cell>
              <table:table-cell office:value-type="float" office:value="1.4878">
                <text:p>1.4878</text:p>
              </table:table-cell>
              <table:table-cell office:value-type="float" office:value="1.43933">
                <text:p>1.43933</text:p>
              </table:table-cell>
              <table:table-cell office:value-type="float" office:value="1.43768">
                <text:p>1.43768</text:p>
              </table:table-cell>
              <table:table-cell office:value-type="float" office:value="1.44771">
                <text:p>1.44771</text:p>
              </table:table-cell>
              <table:table-cell office:value-type="float" office:value="1.4732">
                <text:p>1.473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421">
                <text:p>1.6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21">
                <text:p>1.8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626">
                <text:p>2.05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